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2" style:parent-style-name="Policepardéfau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 style:parent-style-name="Standard" style:family="paragraph">
      <style:paragraph-properties fo:text-align="center"/>
    </style:style>
    <style:style style:name="T4" style:parent-style-name="Policepardéfaut" style:family="text">
      <style:text-properties fo:font-weight="bold" style:font-weight-asian="bold" style:font-weight-complex="bold" fo:font-style="italic" style:font-style-asian="italic" style:font-style-complex="italic"/>
    </style:style>
    <style:style style:name="P5" style:parent-style-name="Standard" style:family="paragraph">
      <style:text-properties fo:font-weight="bold" style:font-weight-asian="bold" style:font-weight-complex="bold" fo:font-style="italic" style:font-style-asian="italic" style:font-style-complex="italic"/>
    </style:style>
    <style:style style:name="P6" style:parent-style-name="Standard" style:family="paragraph">
      <style:text-properties fo:font-weight="bold" style:font-weight-asian="bold" style:font-weight-complex="bold" fo:font-style="italic" style:font-style-asian="italic" style:font-style-complex="italic"/>
    </style:style>
    <style:style style:name="P7" style:parent-style-name="Standard" style:family="paragraph">
      <style:text-properties fo:font-weight="bold" style:font-weight-asian="bold" style:font-weight-complex="bold" fo:font-style="italic" style:font-style-asian="italic" style:font-style-complex="italic"/>
    </style:style>
    <style:style style:name="T8" style:parent-style-name="Policepardéfaut" style:family="text">
      <style:text-properties fo:color="#202124"/>
    </style:style>
    <style:style style:name="T9" style:parent-style-name="Policepardéfaut" style:family="text">
      <style:text-properties fo:color="#000000"/>
    </style:style>
    <style:style style:name="T10" style:parent-style-name="Policepardéfaut" style:family="text">
      <style:text-properties fo:color="#000000" fo:font-size="10.5pt" style:font-size-asian="10.5pt"/>
    </style:style>
    <style:style style:name="T11" style:parent-style-name="Policepardéfaut" style:family="text">
      <style:text-properties fo:color="#202124"/>
    </style:style>
    <style:style style:name="P12" style:parent-style-name="Standard" style:family="paragraph">
      <style:text-properties fo:color="#202124"/>
    </style:style>
    <style:style style:name="P13" style:parent-style-name="Standard" style:family="paragraph">
      <style:text-properties fo:font-weight="bold" style:font-weight-asian="bold" style:font-weight-complex="bold" fo:font-style="italic" style:font-style-asian="italic" style:font-style-complex="italic" fo:color="#202124"/>
    </style:style>
    <style:style style:name="P14" style:parent-style-name="Standard" style:family="paragraph">
      <style:text-properties fo:font-weight="bold" style:font-weight-asian="bold" style:font-weight-complex="bold" fo:font-style="italic" style:font-style-asian="italic" style:font-style-complex="italic" fo:color="#202124"/>
    </style:style>
    <style:style style:name="P15" style:parent-style-name="Standard" style:family="paragraph">
      <style:text-properties fo:font-weight="bold" style:font-weight-asian="bold" style:font-weight-complex="bold" fo:font-style="italic" style:font-style-asian="italic" style:font-style-complex="italic" fo:color="#202124"/>
    </style:style>
    <style:style style:name="P16" style:parent-style-name="Standard" style:family="paragraph">
      <style:text-properties fo:font-weight="bold" style:font-weight-asian="bold" style:font-weight-complex="bold" fo:font-style="italic" style:font-style-asian="italic" style:font-style-complex="italic" fo:color="#202124"/>
    </style:style>
    <style:style style:name="P17" style:parent-style-name="Standard" style:family="paragraph">
      <style:text-properties fo:color="#202124"/>
    </style:style>
    <style:style style:name="P18" style:parent-style-name="Standard" style:family="paragraph">
      <style:text-properties fo:color="#202124"/>
    </style:style>
    <style:style style:name="T19" style:parent-style-name="Policepardéfaut" style:family="text">
      <style:text-properties fo:color="#202124"/>
    </style:style>
    <style:style style:name="P20" style:parent-style-name="Standard" style:family="paragraph">
      <style:text-properties fo:color="#202124"/>
    </style:style>
    <style:style style:name="T21" style:parent-style-name="Policepardéfaut" style:family="text">
      <style:text-properties fo:color="#202124"/>
    </style:style>
    <style:style style:name="T22" style:parent-style-name="Policepardéfaut" style:family="text">
      <style:text-properties fo:color="#202124"/>
    </style:style>
    <style:style style:name="P23" style:parent-style-name="Standard" style:family="paragraph">
      <style:text-properties fo:color="#202124"/>
    </style:style>
    <style:style style:name="T24" style:parent-style-name="Policepardéfaut" style:family="text">
      <style:text-properties fo:color="#202124"/>
    </style:style>
    <style:style style:name="P25" style:parent-style-name="Standard" style:family="paragraph">
      <style:text-properties fo:color="#202124"/>
    </style:style>
    <style:style style:name="T26" style:parent-style-name="Policepardéfaut" style:family="text">
      <style:text-properties fo:color="#202124"/>
    </style:style>
    <style:style style:name="T27" style:parent-style-name="Policepardéfaut" style:family="text">
      <style:text-properties fo:color="#202124"/>
    </style:style>
    <style:style style:name="P28" style:parent-style-name="Standard" style:family="paragraph">
      <style:text-properties fo:color="#202124"/>
    </style:style>
    <style:style style:name="T29" style:parent-style-name="Policepardéfaut" style:family="text">
      <style:text-properties fo:color="#202124"/>
    </style:style>
    <style:style style:name="P30" style:parent-style-name="Standard" style:family="paragraph">
      <style:text-properties fo:color="#202124"/>
    </style:style>
    <style:style style:name="T31" style:parent-style-name="Policepardéfaut" style:family="text">
      <style:text-properties fo:color="#202124"/>
    </style:style>
    <style:style style:name="T32" style:parent-style-name="Policepardéfaut" style:family="text">
      <style:text-properties fo:color="#202124"/>
    </style:style>
    <style:style style:name="P33" style:parent-style-name="Standard" style:family="paragraph">
      <style:text-properties fo:color="#202124"/>
    </style:style>
    <style:style style:name="T34" style:parent-style-name="Policepardéfaut" style:family="text">
      <style:text-properties fo:color="#202124"/>
    </style:style>
    <style:style style:name="T35" style:parent-style-name="Policepardéfaut" style:family="text">
      <style:text-properties fo:color="#202124"/>
    </style:style>
    <style:style style:name="P36" style:parent-style-name="Standard" style:family="paragraph">
      <style:text-properties fo:color="#202124"/>
    </style:style>
    <style:style style:name="T37" style:parent-style-name="Policepardéfaut" style:family="text">
      <style:text-properties fo:color="#202124"/>
    </style:style>
    <style:style style:name="P38" style:parent-style-name="Standard" style:family="paragraph">
      <style:text-properties fo:color="#202124"/>
    </style:style>
    <style:style style:name="T39" style:parent-style-name="Policepardéfaut" style:family="text">
      <style:text-properties fo:color="#202124"/>
    </style:style>
    <style:style style:name="T40" style:parent-style-name="Policepardéfaut" style:family="text">
      <style:text-properties fo:color="#202124"/>
    </style:style>
    <style:style style:name="P41" style:parent-style-name="Standard" style:family="paragraph">
      <style:text-properties fo:color="#202124"/>
    </style:style>
    <style:style style:name="P42" style:parent-style-name="Standard" style:family="paragraph">
      <style:text-properties fo:color="#202124"/>
    </style:style>
    <style:style style:name="T43" style:parent-style-name="Policepardéfaut" style:family="text">
      <style:text-properties fo:font-weight="bold" style:font-weight-asian="bold" style:font-weight-complex="bold" fo:font-style="italic" style:font-style-asian="italic" style:font-style-complex="italic" fo:color="#202124"/>
    </style:style>
    <style:style style:name="P44" style:parent-style-name="Standard" style:family="paragraph">
      <style:text-properties fo:color="#202124"/>
    </style:style>
    <style:style style:name="P45" style:parent-style-name="Standard" style:family="paragraph">
      <style:text-properties fo:color="#202124"/>
    </style:style>
    <style:style style:name="T46" style:parent-style-name="Policepardéfaut" style:family="text">
      <style:text-properties fo:color="#202124"/>
    </style:style>
    <style:style style:name="P47" style:parent-style-name="Standard" style:family="paragraph">
      <style:text-properties fo:color="#202124"/>
    </style:style>
    <style:style style:name="T48" style:parent-style-name="Policepardéfaut" style:family="text">
      <style:text-properties fo:color="#202124"/>
    </style:style>
    <style:style style:name="T49" style:parent-style-name="Policepardéfaut" style:family="text">
      <style:text-properties fo:color="#202124"/>
    </style:style>
    <style:style style:name="P50" style:parent-style-name="Standard" style:family="paragraph">
      <style:text-properties fo:color="#202124"/>
    </style:style>
    <style:style style:name="T51" style:parent-style-name="Policepardéfaut" style:family="text">
      <style:text-properties fo:color="#202124"/>
    </style:style>
    <style:style style:name="P52" style:parent-style-name="Standard" style:family="paragraph">
      <style:text-properties fo:color="#202124"/>
    </style:style>
    <style:style style:name="T53" style:parent-style-name="Policepardéfaut" style:family="text">
      <style:text-properties fo:color="#202124"/>
    </style:style>
    <style:style style:name="P54" style:parent-style-name="Standard" style:family="paragraph">
      <style:text-properties fo:color="#202124"/>
    </style:style>
    <style:style style:name="T55" style:parent-style-name="Policepardéfaut" style:family="text">
      <style:text-properties fo:color="#202124"/>
    </style:style>
    <style:style style:name="P56" style:parent-style-name="Standard" style:family="paragraph">
      <style:text-properties fo:color="#202124"/>
    </style:style>
    <style:style style:name="T57" style:parent-style-name="Policepardéfaut" style:family="text">
      <style:text-properties fo:color="#202124"/>
    </style:style>
    <style:style style:name="P58" style:parent-style-name="Standard" style:family="paragraph">
      <style:text-properties fo:color="#202124"/>
    </style:style>
    <style:style style:name="T59" style:parent-style-name="Policepardéfaut" style:family="text">
      <style:text-properties fo:color="#202124"/>
    </style:style>
    <style:style style:name="T60" style:parent-style-name="Policepardéfaut" style:family="text">
      <style:text-properties fo:color="#202124"/>
    </style:style>
    <style:style style:name="P61" style:parent-style-name="Standard" style:family="paragraph">
      <style:text-properties fo:color="#202124"/>
    </style:style>
    <style:style style:name="T62" style:parent-style-name="Policepardéfaut" style:family="text">
      <style:text-properties fo:color="#202124"/>
    </style:style>
    <style:style style:name="P63" style:parent-style-name="Standard" style:family="paragraph">
      <style:text-properties fo:color="#202124"/>
    </style:style>
    <style:style style:name="T64" style:parent-style-name="Policepardéfaut" style:family="text">
      <style:text-properties fo:color="#202124"/>
    </style:style>
    <style:style style:name="P65" style:parent-style-name="Standard" style:family="paragraph">
      <style:text-properties fo:color="#202124"/>
    </style:style>
    <style:style style:name="T66" style:parent-style-name="Policepardéfaut" style:family="text">
      <style:text-properties fo:color="#202124"/>
    </style:style>
    <style:style style:name="T67" style:parent-style-name="Policepardéfaut" style:family="text">
      <style:text-properties fo:color="#202124"/>
    </style:style>
    <style:style style:name="P68" style:parent-style-name="Standard" style:family="paragraph">
      <style:text-properties fo:color="#202124"/>
    </style:style>
    <style:style style:name="P69" style:parent-style-name="Standard" style:family="paragraph">
      <style:text-properties fo:font-weight="bold" style:font-weight-asian="bold" style:font-weight-complex="bold" fo:font-style="italic" style:font-style-asian="italic" style:font-style-complex="italic" fo:color="#202124"/>
    </style:style>
    <style:style style:name="T70" style:parent-style-name="Policepardéfaut" style:family="text">
      <style:text-properties fo:font-weight="bold" style:font-weight-asian="bold" style:font-weight-complex="bold" fo:font-style="italic" style:font-style-asian="italic" style:font-style-complex="italic" fo:color="#202124"/>
    </style:style>
    <style:style style:name="P71" style:parent-style-name="Standard" style:family="paragraph">
      <style:text-properties fo:font-weight="bold" style:font-weight-asian="bold" style:font-weight-complex="bold" fo:font-style="italic" style:font-style-asian="italic" style:font-style-complex="italic" fo:color="#202124"/>
    </style:style>
    <style:style style:name="T72" style:parent-style-name="Policepardéfaut" style:family="text">
      <style:text-properties fo:color="#202124"/>
    </style:style>
    <style:style style:name="P73" style:parent-style-name="Standard" style:family="paragraph">
      <style:text-properties fo:color="#202124"/>
    </style:style>
    <style:style style:name="T74" style:parent-style-name="Policepardéfaut" style:family="text">
      <style:text-properties fo:color="#202124"/>
    </style:style>
    <style:style style:name="P75" style:parent-style-name="Standard" style:family="paragraph">
      <style:text-properties fo:color="#202124"/>
    </style:style>
    <style:style style:name="T76" style:parent-style-name="Policepardéfaut" style:family="text">
      <style:text-properties fo:color="#202124"/>
    </style:style>
    <style:style style:name="T77" style:parent-style-name="Policepardéfaut" style:family="text">
      <style:text-properties fo:color="#202124"/>
    </style:style>
    <style:style style:name="P78" style:parent-style-name="Standard" style:family="paragraph">
      <style:text-properties fo:color="#202124"/>
    </style:style>
    <style:style style:name="T79" style:parent-style-name="Policepardéfaut" style:family="text">
      <style:text-properties fo:color="#202124"/>
    </style:style>
    <style:style style:name="P80" style:parent-style-name="Standard" style:family="paragraph">
      <style:text-properties fo:color="#202124"/>
    </style:style>
    <style:style style:name="T81" style:parent-style-name="Policepardéfaut" style:family="text">
      <style:text-properties fo:color="#202124"/>
    </style:style>
    <style:style style:name="P82" style:parent-style-name="Standard" style:family="paragraph">
      <style:text-properties fo:color="#202124"/>
    </style:style>
    <style:style style:name="T83" style:parent-style-name="Policepardéfaut" style:family="text">
      <style:text-properties fo:color="#202124"/>
    </style:style>
    <style:style style:name="T84" style:parent-style-name="Policepardéfaut" style:family="text">
      <style:text-properties fo:color="#202124"/>
    </style:style>
    <style:style style:name="P85" style:parent-style-name="Standard" style:family="paragraph">
      <style:text-properties fo:color="#202124"/>
    </style:style>
    <style:style style:name="T86" style:parent-style-name="Policepardéfaut" style:family="text">
      <style:text-properties fo:color="#202124"/>
    </style:style>
    <style:style style:name="P87" style:parent-style-name="Standard" style:family="paragraph">
      <style:text-properties fo:color="#202124"/>
    </style:style>
    <style:style style:name="T88" style:parent-style-name="Policepardéfaut" style:family="text">
      <style:text-properties fo:color="#202124"/>
    </style:style>
    <style:style style:name="P89" style:parent-style-name="Standard" style:family="paragraph">
      <style:text-properties fo:color="#202124"/>
    </style:style>
    <style:style style:name="T90" style:parent-style-name="Policepardéfaut" style:family="text">
      <style:text-properties fo:color="#202124"/>
    </style:style>
    <style:style style:name="T91" style:parent-style-name="Policepardéfaut" style:family="text">
      <style:text-properties fo:color="#202124"/>
    </style:style>
    <style:style style:name="P92" style:parent-style-name="Standard" style:family="paragraph">
      <style:text-properties fo:color="#202124"/>
    </style:style>
    <style:style style:name="T93" style:parent-style-name="Policepardéfaut" style:family="text">
      <style:text-properties fo:color="#202124"/>
    </style:style>
    <style:style style:name="P94" style:parent-style-name="Standard" style:family="paragraph">
      <style:text-properties fo:color="#202124"/>
    </style:style>
    <style:style style:name="P95" style:parent-style-name="Standard" style:family="paragraph">
      <style:text-properties fo:font-weight="bold" style:font-weight-asian="bold" style:font-weight-complex="bold" fo:font-style="italic" style:font-style-asian="italic" style:font-style-complex="italic" fo:color="#202124"/>
    </style:style>
    <style:style style:name="P96" style:parent-style-name="Standard" style:family="paragraph">
      <style:text-properties fo:font-weight="bold" style:font-weight-asian="bold" style:font-weight-complex="bold" fo:font-style="italic" style:font-style-asian="italic" style:font-style-complex="italic" fo:color="#202124"/>
    </style:style>
    <style:style style:name="P97" style:parent-style-name="Standard" style:family="paragraph">
      <style:text-properties fo:font-weight="bold" style:font-weight-asian="bold" style:font-weight-complex="bold" fo:font-style="italic" style:font-style-asian="italic" style:font-style-complex="italic" fo:color="#202124"/>
    </style:style>
    <style:style style:name="P98" style:parent-style-name="Standard" style:family="paragraph">
      <style:text-properties fo:color="#202124"/>
    </style:style>
    <style:style style:name="T99" style:parent-style-name="Policepardéfaut" style:family="text">
      <style:text-properties fo:color="#202124"/>
    </style:style>
    <style:style style:name="T100" style:parent-style-name="Policepardéfaut" style:family="text">
      <style:text-properties fo:color="#202124"/>
    </style:style>
    <style:style style:name="P101" style:parent-style-name="Standard" style:family="paragraph">
      <style:text-properties fo:color="#202124"/>
    </style:style>
    <style:style style:name="P102" style:parent-style-name="Standard" style:family="paragraph">
      <style:text-properties fo:color="#202124"/>
    </style:style>
    <style:style style:name="T103" style:parent-style-name="Policepardéfaut" style:family="text">
      <style:text-properties fo:color="#202124"/>
    </style:style>
    <style:style style:name="P104" style:parent-style-name="Standard" style:family="paragraph">
      <style:text-properties fo:color="#202124"/>
    </style:style>
    <style:style style:name="P105" style:parent-style-name="Standard" style:family="paragraph">
      <style:text-properties fo:color="#202124"/>
    </style:style>
    <style:style style:name="T106" style:parent-style-name="Policepardéfaut" style:family="text">
      <style:text-properties fo:color="#202124"/>
    </style:style>
    <style:style style:name="P107" style:parent-style-name="Standard" style:family="paragraph">
      <style:text-properties fo:color="#202124"/>
    </style:style>
    <style:style style:name="P108" style:parent-style-name="Standard" style:family="paragraph">
      <style:text-properties fo:color="#202124"/>
    </style:style>
    <style:style style:name="T109" style:parent-style-name="Policepardéfaut" style:family="text">
      <style:text-properties fo:color="#202124"/>
    </style:style>
    <style:style style:name="P110" style:parent-style-name="Standard" style:family="paragraph">
      <style:text-properties fo:color="#202124"/>
    </style:style>
    <style:style style:name="P111" style:parent-style-name="Standard" style:family="paragraph">
      <style:text-properties fo:color="#202124"/>
    </style:style>
    <style:style style:name="T112" style:parent-style-name="Policepardéfaut" style:family="text">
      <style:text-properties fo:color="#202124"/>
    </style:style>
    <style:style style:name="P113" style:parent-style-name="Standard" style:family="paragraph">
      <style:text-properties fo:color="#202124"/>
    </style:style>
    <style:style style:name="P114" style:parent-style-name="Standard" style:family="paragraph">
      <style:text-properties fo:color="#202124"/>
    </style:style>
    <style:style style:name="T115" style:parent-style-name="Policepardéfaut" style:family="text">
      <style:text-properties fo:color="#202124"/>
    </style:style>
    <style:style style:name="T116" style:parent-style-name="Policepardéfaut" style:family="text">
      <style:text-properties fo:color="#202124"/>
    </style:style>
    <style:style style:name="P117" style:parent-style-name="Standard" style:family="paragraph">
      <style:text-properties fo:color="#202124"/>
    </style:style>
    <style:style style:name="P118" style:parent-style-name="Standard" style:family="paragraph">
      <style:text-properties fo:color="#202124"/>
    </style:style>
    <style:style style:name="T119" style:parent-style-name="Policepardéfaut" style:family="text">
      <style:text-properties fo:color="#202124"/>
    </style:style>
    <style:style style:name="P120" style:parent-style-name="Standard" style:family="paragraph">
      <style:text-properties fo:color="#202124"/>
    </style:style>
    <style:style style:name="P121" style:parent-style-name="Standard" style:family="paragraph">
      <style:text-properties fo:color="#202124"/>
    </style:style>
    <style:style style:name="T122" style:parent-style-name="Policepardéfaut" style:family="text">
      <style:text-properties fo:color="#202124"/>
    </style:style>
    <style:style style:name="P123" style:parent-style-name="Standard" style:family="paragraph">
      <style:text-properties fo:color="#202124"/>
    </style:style>
    <style:style style:name="P124" style:parent-style-name="Standard" style:family="paragraph">
      <style:text-properties fo:color="#202124"/>
    </style:style>
    <style:style style:name="T125" style:parent-style-name="Policepardéfaut" style:family="text">
      <style:text-properties fo:color="#202124"/>
    </style:style>
    <style:style style:name="P126" style:parent-style-name="Standard" style:family="paragraph">
      <style:text-properties fo:color="#202124"/>
    </style:style>
    <style:style style:name="P127" style:parent-style-name="Standard" style:family="paragraph">
      <style:text-properties fo:color="#202124"/>
    </style:style>
    <style:style style:name="T128" style:parent-style-name="Policepardéfaut" style:family="text">
      <style:text-properties fo:color="#202124"/>
    </style:style>
    <style:style style:name="P129" style:parent-style-name="Standard" style:family="paragraph">
      <style:text-properties fo:color="#202124"/>
    </style:style>
    <style:style style:name="P130" style:parent-style-name="Standard" style:family="paragraph">
      <style:text-properties fo:color="#202124"/>
    </style:style>
    <style:style style:name="P131" style:parent-style-name="Standard" style:family="paragraph">
      <style:text-properties fo:font-weight="bold" style:font-weight-asian="bold" style:font-weight-complex="bold" fo:font-style="italic" style:font-style-asian="italic" style:font-style-complex="italic" fo:color="#202124"/>
    </style:style>
    <style:style style:name="P132" style:parent-style-name="Standard" style:family="paragraph">
      <style:text-properties fo:font-weight="bold" style:font-weight-asian="bold" style:font-weight-complex="bold" fo:font-style="italic" style:font-style-asian="italic" style:font-style-complex="italic" fo:color="#202124"/>
    </style:style>
    <style:style style:name="P133" style:parent-style-name="Standard" style:family="paragraph">
      <style:text-properties fo:font-weight="bold" style:font-weight-asian="bold" style:font-weight-complex="bold" fo:font-style="italic" style:font-style-asian="italic" style:font-style-complex="italic" fo:color="#202124"/>
    </style:style>
    <style:style style:name="P134" style:parent-style-name="Standard" style:family="paragraph">
      <style:text-properties fo:color="#202124"/>
    </style:style>
    <style:style style:name="T135" style:parent-style-name="Policepardéfaut" style:family="text">
      <style:text-properties fo:color="#202124"/>
    </style:style>
    <style:style style:name="P136" style:parent-style-name="Standard" style:family="paragraph">
      <style:text-properties fo:font-weight="bold" style:font-weight-asian="bold" style:font-weight-complex="bold" fo:font-style="italic" style:font-style-asian="italic" style:font-style-complex="italic" fo:color="#202124"/>
    </style:style>
    <style:style style:name="P137" style:parent-style-name="Standard" style:family="paragraph">
      <style:text-properties fo:color="#202124"/>
    </style:style>
    <style:style style:name="P138" style:parent-style-name="Standard" style:family="paragraph">
      <style:text-properties fo:color="#202124"/>
    </style:style>
    <style:style style:name="T139" style:parent-style-name="Policepardéfaut" style:family="text">
      <style:text-properties fo:color="#202124"/>
    </style:style>
    <style:style style:name="P140" style:parent-style-name="Standard" style:family="paragraph">
      <style:text-properties fo:color="#202124"/>
    </style:style>
    <style:style style:name="P141" style:parent-style-name="Standard" style:family="paragraph">
      <style:text-properties fo:color="#202124"/>
    </style:style>
    <style:style style:name="P142" style:parent-style-name="Standard" style:family="paragraph">
      <style:text-properties fo:color="#202124"/>
    </style:style>
    <style:style style:name="P143" style:parent-style-name="Standard" style:family="paragraph">
      <style:text-properties fo:color="#202124"/>
    </style:style>
    <style:style style:name="P144" style:parent-style-name="Standard" style:family="paragraph">
      <style:text-properties fo:color="#202124"/>
    </style:style>
    <style:style style:name="P145" style:parent-style-name="Standard" style:family="paragraph">
      <style:text-properties fo:color="#202124"/>
    </style:style>
    <style:style style:name="P146" style:parent-style-name="Standard" style:family="paragraph">
      <style:text-properties fo:color="#202124"/>
    </style:style>
    <style:style style:name="P147" style:parent-style-name="Standard" style:family="paragraph">
      <style:text-properties fo:color="#202124"/>
    </style:style>
    <style:style style:name="P148" style:parent-style-name="Standard" style:family="paragraph">
      <style:text-properties fo:color="#202124"/>
    </style:style>
    <style:style style:name="P149" style:parent-style-name="Standard" style:family="paragraph">
      <style:text-properties fo:color="#202124"/>
    </style:style>
    <style:style style:name="P150" style:parent-style-name="Standard" style:family="paragraph">
      <style:text-properties fo:color="#202124"/>
    </style:style>
    <style:style style:name="P151" style:parent-style-name="Standard" style:family="paragraph">
      <style:text-properties fo:color="#202124"/>
    </style:style>
    <style:style style:name="P152" style:parent-style-name="Standard" style:family="paragraph">
      <style:text-properties fo:color="#202124"/>
    </style:style>
    <style:style style:name="P153" style:parent-style-name="Standard" style:family="paragraph">
      <style:text-properties fo:color="#202124"/>
    </style:style>
    <style:style style:name="P154" style:parent-style-name="Standard" style:family="paragraph">
      <style:text-properties fo:color="#202124"/>
    </style:style>
    <style:style style:name="P155" style:parent-style-name="Standard" style:family="paragraph">
      <style:text-properties fo:color="#202124"/>
    </style:style>
    <style:style style:name="P156" style:parent-style-name="Standard" style:family="paragraph">
      <style:text-properties fo:color="#202124"/>
    </style:style>
    <style:style style:name="P157" style:parent-style-name="Standard" style:family="paragraph">
      <style:text-properties fo:color="#202124"/>
    </style:style>
    <style:style style:name="P158" style:parent-style-name="Standard" style:family="paragraph">
      <style:text-properties fo:color="#202124"/>
    </style:style>
    <style:style style:name="P159" style:parent-style-name="Standard" style:family="paragraph">
      <style:text-properties fo:color="#202124"/>
    </style:style>
    <style:style style:name="P160" style:parent-style-name="Standard" style:family="paragraph">
      <style:text-properties fo:color="#202124"/>
    </style:style>
    <style:style style:name="P161" style:parent-style-name="Standard" style:family="paragraph">
      <style:text-properties fo:color="#202124"/>
    </style:style>
    <style:style style:name="P162" style:parent-style-name="Standard" style:family="paragraph">
      <style:text-properties fo:color="#202124"/>
    </style:style>
    <style:style style:name="P163" style:parent-style-name="Standard" style:family="paragraph">
      <style:text-properties fo:color="#202124"/>
    </style:style>
    <style:style style:name="P164" style:parent-style-name="Standard" style:family="paragraph">
      <style:text-properties fo:color="#202124"/>
    </style:style>
    <style:style style:name="P165" style:parent-style-name="Standard" style:family="paragraph">
      <style:text-properties fo:color="#202124"/>
    </style:style>
    <style:style style:name="P166" style:parent-style-name="Standard" style:family="paragraph">
      <style:text-properties fo:color="#202124"/>
    </style:style>
    <style:style style:name="P167" style:parent-style-name="Standard" style:family="paragraph">
      <style:text-properties fo:color="#202124"/>
    </style:style>
    <style:style style:name="P168" style:parent-style-name="Standard" style:family="paragraph">
      <style:text-properties fo:color="#202124"/>
    </style:style>
    <style:style style:name="P169" style:parent-style-name="Standard" style:family="paragraph">
      <style:text-properties fo:color="#202124"/>
    </style:style>
    <style:style style:name="P170" style:parent-style-name="Standard" style:family="paragraph">
      <style:text-properties fo:color="#202124"/>
    </style:style>
    <style:style style:name="P171" style:parent-style-name="Standard" style:family="paragraph">
      <style:text-properties fo:color="#202124" fo:language="en" fo:country="US"/>
    </style:style>
    <style:style style:name="P172" style:parent-style-name="Standard" style:family="paragraph">
      <style:text-properties fo:color="#202124" fo:language="en" fo:country="US"/>
    </style:style>
    <style:style style:name="P173" style:parent-style-name="Standard" style:family="paragraph">
      <style:text-properties fo:color="#202124" fo:language="en" fo:country="US"/>
    </style:style>
    <style:style style:name="P174" style:parent-style-name="Standard" style:family="paragraph">
      <style:text-properties fo:font-weight="bold" style:font-weight-asian="bold" style:font-weight-complex="bold" fo:font-style="italic" style:font-style-asian="italic" style:font-style-complex="italic" fo:color="#202124"/>
    </style:style>
    <style:style style:name="P175" style:parent-style-name="Standard" style:family="paragraph">
      <style:text-properties fo:font-weight="bold" style:font-weight-asian="bold" style:font-weight-complex="bold" fo:font-style="italic" style:font-style-asian="italic" style:font-style-complex="italic" fo:color="#202124"/>
    </style:style>
    <style:style style:name="P176" style:parent-style-name="Standard" style:family="paragraph">
      <style:text-properties fo:font-weight="bold" style:font-weight-asian="bold" style:font-weight-complex="bold" fo:font-style="italic" style:font-style-asian="italic" style:font-style-complex="italic" fo:color="#202124"/>
    </style:style>
    <style:style style:name="P177" style:parent-style-name="Standard" style:family="paragraph">
      <style:text-properties fo:color="#202124"/>
    </style:style>
    <style:style style:name="P178" style:parent-style-name="Standard" style:family="paragraph">
      <style:text-properties fo:color="#202124"/>
    </style:style>
    <style:style style:name="P179" style:parent-style-name="Standard" style:family="paragraph">
      <style:text-properties fo:color="#202124"/>
    </style:style>
    <style:style style:name="P180" style:parent-style-name="Standard" style:family="paragraph">
      <style:text-properties fo:color="#202124"/>
    </style:style>
    <style:style style:name="P181" style:parent-style-name="Standard" style:family="paragraph">
      <style:text-properties fo:color="#202124"/>
    </style:style>
    <style:style style:name="P182" style:parent-style-name="Standard" style:family="paragraph">
      <style:text-properties fo:color="#202124"/>
    </style:style>
    <style:style style:name="P183" style:parent-style-name="Standard" style:family="paragraph">
      <style:text-properties fo:color="#202124"/>
    </style:style>
    <style:style style:name="P184" style:parent-style-name="Standard" style:family="paragraph">
      <style:text-properties fo:color="#202124"/>
    </style:style>
    <style:style style:name="P185" style:parent-style-name="Standard" style:family="paragraph">
      <style:text-properties fo:color="#202124"/>
    </style:style>
    <style:style style:name="P186" style:parent-style-name="Standard" style:family="paragraph">
      <style:text-properties fo:color="#202124"/>
    </style:style>
    <style:style style:name="P187" style:parent-style-name="Standard" style:family="paragraph">
      <style:text-properties fo:color="#202124"/>
    </style:style>
    <style:style style:name="P188" style:parent-style-name="Standard" style:family="paragraph">
      <style:text-properties fo:color="#202124"/>
    </style:style>
    <style:style style:name="P189" style:parent-style-name="Standard" style:family="paragraph">
      <style:text-properties fo:color="#202124"/>
    </style:style>
    <style:style style:name="P190" style:parent-style-name="Standard" style:family="paragraph">
      <style:text-properties fo:color="#202124"/>
    </style:style>
    <style:style style:name="P191" style:parent-style-name="Standard" style:family="paragraph">
      <style:text-properties fo:color="#202124"/>
    </style:style>
    <style:style style:name="P192" style:parent-style-name="Standard" style:family="paragraph">
      <style:text-properties fo:color="#202124"/>
    </style:style>
    <style:style style:name="P193" style:parent-style-name="Standard" style:family="paragraph">
      <style:text-properties fo:color="#202124"/>
    </style:style>
    <style:style style:name="P194" style:parent-style-name="Standard" style:family="paragraph">
      <style:text-properties fo:color="#202124"/>
    </style:style>
    <style:style style:name="P195" style:parent-style-name="Standard" style:family="paragraph">
      <style:text-properties fo:color="#202124"/>
    </style:style>
    <style:style style:name="P196" style:parent-style-name="Standard" style:family="paragraph">
      <style:text-properties fo:color="#202124"/>
    </style:style>
    <style:style style:name="P197" style:parent-style-name="Standard" style:family="paragraph">
      <style:text-properties fo:color="#202124"/>
    </style:style>
    <style:style style:name="P198" style:parent-style-name="Standard" style:family="paragraph">
      <style:text-properties fo:color="#202124"/>
    </style:style>
    <style:style style:name="P199" style:parent-style-name="Standard" style:family="paragraph">
      <style:text-properties fo:color="#202124"/>
    </style:style>
    <style:style style:name="P200" style:parent-style-name="Standard" style:family="paragraph">
      <style:text-properties fo:color="#202124"/>
    </style:style>
    <style:style style:name="P201" style:parent-style-name="Standard" style:family="paragraph">
      <style:text-properties fo:color="#202124"/>
    </style:style>
    <style:style style:name="P202" style:parent-style-name="Standard" style:family="paragraph">
      <style:text-properties fo:color="#202124"/>
    </style:style>
    <style:style style:name="P203" style:parent-style-name="Standard" style:family="paragraph">
      <style:text-properties fo:color="#202124"/>
    </style:style>
    <style:style style:name="P204" style:parent-style-name="Standard" style:family="paragraph">
      <style:text-properties fo:color="#202124"/>
    </style:style>
    <style:style style:name="P205" style:parent-style-name="Standard" style:family="paragraph">
      <style:text-properties fo:color="#202124"/>
    </style:style>
    <style:style style:name="P206" style:parent-style-name="Standard" style:family="paragraph">
      <style:text-properties fo:color="#202124"/>
    </style:style>
    <style:style style:name="P207" style:parent-style-name="Standard" style:family="paragraph">
      <style:text-properties fo:color="#202124"/>
    </style:style>
    <style:style style:name="P208" style:parent-style-name="Standard" style:family="paragraph">
      <style:text-properties fo:color="#202124"/>
    </style:style>
    <style:style style:name="P209" style:parent-style-name="Standard" style:family="paragraph">
      <style:text-properties fo:color="#202124"/>
    </style:style>
    <style:style style:name="P210" style:parent-style-name="Standard" style:family="paragraph">
      <style:text-properties fo:color="#202124"/>
    </style:style>
    <style:style style:name="P211" style:parent-style-name="Standard" style:family="paragraph">
      <style:text-properties fo:color="#202124"/>
    </style:style>
    <style:style style:name="P212" style:parent-style-name="Standard" style:family="paragraph">
      <style:text-properties fo:color="#202124"/>
    </style:style>
    <style:style style:name="P213" style:parent-style-name="Standard" style:family="paragraph">
      <style:text-properties fo:color="#202124"/>
    </style:style>
    <style:style style:name="P214" style:parent-style-name="Standard" style:family="paragraph">
      <style:text-properties fo:color="#202124"/>
    </style:style>
    <style:style style:name="P215" style:parent-style-name="Standard" style:family="paragraph">
      <style:text-properties fo:color="#202124"/>
    </style:style>
    <style:style style:name="P216" style:parent-style-name="Standard" style:family="paragraph">
      <style:text-properties fo:color="#202124"/>
    </style:style>
    <style:style style:name="P217" style:parent-style-name="Standard" style:family="paragraph">
      <style:text-properties fo:color="#202124"/>
    </style:style>
    <style:style style:name="P218" style:parent-style-name="Standard" style:family="paragraph">
      <style:text-properties fo:font-weight="bold" style:font-weight-asian="bold" style:font-weight-complex="bold" fo:font-style="italic" style:font-style-asian="italic" style:font-style-complex="italic" fo:color="#202124"/>
    </style:style>
    <style:style style:name="P219" style:parent-style-name="Standard" style:family="paragraph">
      <style:text-properties fo:font-weight="bold" style:font-weight-asian="bold" style:font-weight-complex="bold" fo:font-style="italic" style:font-style-asian="italic" style:font-style-complex="italic" fo:color="#202124"/>
    </style:style>
    <style:style style:name="P220" style:parent-style-name="Standard" style:family="paragraph">
      <style:text-properties fo:color="#202124"/>
    </style:style>
    <style:style style:name="P221" style:parent-style-name="Standard" style:family="paragraph">
      <style:text-properties fo:color="#202124"/>
    </style:style>
    <style:style style:name="P222" style:parent-style-name="Standard" style:family="paragraph">
      <style:text-properties fo:color="#202124"/>
    </style:style>
    <style:style style:name="P223" style:parent-style-name="Standard" style:family="paragraph">
      <style:text-properties fo:color="#202124"/>
    </style:style>
    <style:style style:name="P224" style:parent-style-name="Standard" style:family="paragraph">
      <style:text-properties fo:color="#202124"/>
    </style:style>
    <style:style style:name="P225" style:parent-style-name="Standard" style:family="paragraph">
      <style:text-properties fo:color="#202124"/>
    </style:style>
    <style:style style:name="P226" style:parent-style-name="Standard" style:family="paragraph">
      <style:text-properties fo:color="#202124"/>
    </style:style>
    <style:style style:name="P227" style:parent-style-name="Standard" style:family="paragraph">
      <style:text-properties fo:color="#202124"/>
    </style:style>
    <style:style style:name="P228" style:parent-style-name="Standard" style:family="paragraph">
      <style:text-properties fo:color="#202124"/>
    </style:style>
    <style:style style:name="P229" style:parent-style-name="Standard" style:family="paragraph">
      <style:text-properties fo:color="#202124"/>
    </style:style>
    <style:style style:name="P230" style:parent-style-name="Standard" style:family="paragraph">
      <style:text-properties fo:color="#202124"/>
    </style:style>
    <style:style style:name="P231" style:parent-style-name="Standard" style:family="paragraph">
      <style:text-properties fo:color="#202124"/>
    </style:style>
    <style:style style:name="P232" style:parent-style-name="Standard" style:family="paragraph">
      <style:text-properties fo:color="#202124"/>
    </style:style>
    <style:style style:name="P233" style:parent-style-name="Standard" style:family="paragraph">
      <style:text-properties fo:color="#202124"/>
    </style:style>
    <style:style style:name="P234" style:parent-style-name="Standard" style:family="paragraph">
      <style:text-properties fo:color="#202124"/>
    </style:style>
    <style:style style:name="P235" style:parent-style-name="Standard" style:family="paragraph">
      <style:text-properties fo:color="#202124"/>
    </style:style>
    <style:style style:name="P236" style:parent-style-name="Standard" style:family="paragraph">
      <style:text-properties fo:color="#202124"/>
    </style:style>
    <style:style style:name="P237" style:parent-style-name="Standard" style:family="paragraph">
      <style:text-properties fo:color="#202124"/>
    </style:style>
    <style:style style:name="P238" style:parent-style-name="Standard" style:family="paragraph">
      <style:text-properties fo:color="#202124"/>
    </style:style>
    <style:style style:name="P239" style:parent-style-name="Standard" style:family="paragraph">
      <style:text-properties fo:color="#202124"/>
    </style:style>
    <style:style style:name="P240" style:parent-style-name="Standard" style:family="paragraph">
      <style:text-properties fo:color="#202124"/>
    </style:style>
    <style:style style:name="P241" style:parent-style-name="Standard" style:family="paragraph">
      <style:text-properties fo:color="#202124"/>
    </style:style>
    <style:style style:name="P242" style:parent-style-name="Standard" style:family="paragraph">
      <style:text-properties fo:color="#202124"/>
    </style:style>
    <style:style style:name="P243" style:parent-style-name="Standard" style:family="paragraph">
      <style:text-properties fo:color="#202124"/>
    </style:style>
    <style:style style:name="P244" style:parent-style-name="Standard" style:family="paragraph">
      <style:text-properties fo:color="#202124"/>
    </style:style>
    <style:style style:name="P245" style:parent-style-name="Standard" style:family="paragraph">
      <style:text-properties fo:color="#202124"/>
    </style:style>
    <style:style style:name="P246" style:parent-style-name="Standard" style:family="paragraph">
      <style:text-properties fo:color="#202124"/>
    </style:style>
    <style:style style:name="P247" style:parent-style-name="Standard" style:family="paragraph">
      <style:text-properties fo:color="#202124"/>
    </style:style>
    <style:style style:name="P248" style:parent-style-name="Standard" style:family="paragraph">
      <style:text-properties fo:color="#202124"/>
    </style:style>
    <style:style style:name="P249" style:parent-style-name="Standard" style:family="paragraph">
      <style:text-properties fo:color="#202124"/>
    </style:style>
    <style:style style:name="P250" style:parent-style-name="Standard" style:family="paragraph">
      <style:text-properties fo:color="#202124"/>
    </style:style>
    <style:style style:name="P251" style:parent-style-name="Standard" style:family="paragraph">
      <style:text-properties fo:font-weight="bold" style:font-weight-asian="bold" style:font-weight-complex="bold" fo:font-style="italic" style:font-style-asian="italic" style:font-style-complex="italic" fo:color="#202124"/>
    </style:style>
    <style:style style:name="P252" style:parent-style-name="Standard" style:family="paragraph">
      <style:text-properties fo:font-weight="bold" style:font-weight-asian="bold" style:font-weight-complex="bold" fo:font-style="italic" style:font-style-asian="italic" style:font-style-complex="italic" fo:color="#202124"/>
    </style:style>
    <style:style style:name="P253" style:parent-style-name="Standard" style:family="paragraph">
      <style:text-properties fo:color="#202124"/>
    </style:style>
    <style:style style:name="P254" style:parent-style-name="Standard" style:family="paragraph">
      <style:text-properties fo:color="#202124"/>
    </style:style>
    <style:style style:name="P255" style:parent-style-name="Standard" style:family="paragraph">
      <style:text-properties fo:font-weight="bold" style:font-weight-asian="bold" style:font-weight-complex="bold" fo:font-style="italic" style:font-style-asian="italic" style:font-style-complex="italic" fo:color="#202124"/>
    </style:style>
    <style:style style:name="P256" style:parent-style-name="Standard" style:family="paragraph">
      <style:text-properties fo:color="#202124"/>
    </style:style>
    <style:style style:name="P257" style:parent-style-name="Standard" style:family="paragraph">
      <style:text-properties fo:color="#202124"/>
    </style:style>
    <style:style style:name="P258" style:parent-style-name="Standard" style:family="paragraph">
      <style:text-properties fo:color="#202124"/>
    </style:style>
    <style:style style:name="P259" style:parent-style-name="Standard" style:family="paragraph">
      <style:text-properties fo:color="#202124"/>
    </style:style>
    <style:style style:name="P260" style:parent-style-name="Standard" style:family="paragraph">
      <style:text-properties fo:color="#202124"/>
    </style:style>
    <style:style style:name="P261" style:parent-style-name="Standard" style:family="paragraph">
      <style:text-properties fo:color="#202124"/>
    </style:style>
    <style:style style:name="P262" style:parent-style-name="Standard" style:family="paragraph">
      <style:text-properties fo:color="#202124"/>
    </style:style>
    <style:style style:name="P263" style:parent-style-name="Standard" style:family="paragraph">
      <style:text-properties fo:color="#202124"/>
    </style:style>
    <style:style style:name="P264" style:parent-style-name="Standard" style:family="paragraph">
      <style:text-properties fo:color="#202124"/>
    </style:style>
    <style:style style:name="P265" style:parent-style-name="Standard" style:family="paragraph">
      <style:text-properties fo:color="#202124"/>
    </style:style>
    <style:style style:name="P266" style:parent-style-name="Standard" style:family="paragraph">
      <style:text-properties fo:color="#202124"/>
    </style:style>
    <style:style style:name="P267" style:parent-style-name="Standard" style:family="paragraph">
      <style:text-properties fo:color="#202124"/>
    </style:style>
    <style:style style:name="P268" style:parent-style-name="Standard" style:family="paragraph">
      <style:text-properties fo:color="#202124"/>
    </style:style>
    <style:style style:name="P269" style:parent-style-name="Standard" style:family="paragraph">
      <style:text-properties fo:color="#202124"/>
    </style:style>
    <style:style style:name="P270" style:parent-style-name="Standard" style:family="paragraph">
      <style:text-properties fo:color="#202124"/>
    </style:style>
    <style:style style:name="P271" style:parent-style-name="Standard" style:family="paragraph">
      <style:text-properties fo:color="#202124"/>
    </style:style>
    <style:style style:name="P272" style:parent-style-name="Standard" style:family="paragraph">
      <style:text-properties fo:color="#202124"/>
    </style:style>
    <style:style style:name="P273" style:parent-style-name="Standard" style:family="paragraph">
      <style:text-properties fo:color="#202124"/>
    </style:style>
    <style:style style:name="P274" style:parent-style-name="Standard" style:family="paragraph">
      <style:text-properties fo:color="#202124"/>
    </style:style>
    <style:style style:name="P275" style:parent-style-name="Standard" style:family="paragraph">
      <style:text-properties fo:color="#202124"/>
    </style:style>
    <style:style style:name="P276" style:parent-style-name="Standard" style:family="paragraph">
      <style:text-properties fo:color="#202124"/>
    </style:style>
    <style:style style:name="P277" style:parent-style-name="Standard" style:family="paragraph">
      <style:text-properties fo:color="#202124"/>
    </style:style>
    <style:style style:name="P278" style:parent-style-name="Standard" style:family="paragraph">
      <style:text-properties fo:color="#202124"/>
    </style:style>
    <style:style style:name="P279" style:parent-style-name="Standard" style:family="paragraph">
      <style:text-properties fo:color="#202124"/>
    </style:style>
    <style:style style:name="P280" style:parent-style-name="Standard" style:family="paragraph">
      <style:text-properties fo:color="#202124"/>
    </style:style>
    <style:style style:name="P281" style:parent-style-name="Standard" style:family="paragraph">
      <style:text-properties fo:color="#202124"/>
    </style:style>
    <style:style style:name="P282" style:parent-style-name="Standard" style:family="paragraph">
      <style:text-properties fo:color="#202124"/>
    </style:style>
    <style:style style:name="P283" style:parent-style-name="Standard" style:family="paragraph">
      <style:text-properties fo:font-weight="bold" style:font-weight-asian="bold" style:font-weight-complex="bold" fo:font-style="italic" style:font-style-asian="italic" style:font-style-complex="italic" fo:color="#202124"/>
    </style:style>
    <style:style style:name="P284" style:parent-style-name="Standard" style:family="paragraph">
      <style:text-properties fo:font-weight="bold" style:font-weight-asian="bold" style:font-weight-complex="bold" fo:font-style="italic" style:font-style-asian="italic" style:font-style-complex="italic" fo:color="#202124"/>
    </style:style>
    <style:style style:name="P285" style:parent-style-name="Standard" style:family="paragraph">
      <style:text-properties fo:color="#202124"/>
    </style:style>
    <style:style style:name="P286" style:parent-style-name="Standard" style:family="paragraph">
      <style:text-properties fo:color="#202124"/>
    </style:style>
    <style:style style:name="P287" style:parent-style-name="Standard" style:family="paragraph">
      <style:text-properties fo:color="#202124"/>
    </style:style>
    <style:style style:name="P288" style:parent-style-name="Standard" style:family="paragraph">
      <style:text-properties fo:color="#202124"/>
    </style:style>
    <style:style style:name="P289" style:parent-style-name="Standard" style:family="paragraph">
      <style:text-properties fo:color="#202124"/>
    </style:style>
    <style:style style:name="P290" style:parent-style-name="Standard" style:family="paragraph">
      <style:text-properties fo:color="#202124"/>
    </style:style>
    <style:style style:name="P291" style:parent-style-name="Standard" style:family="paragraph">
      <style:text-properties fo:color="#202124"/>
    </style:style>
    <style:style style:name="P292" style:parent-style-name="Standard" style:family="paragraph">
      <style:text-properties fo:color="#202124"/>
    </style:style>
    <style:style style:name="P293" style:parent-style-name="Standard" style:family="paragraph">
      <style:text-properties fo:color="#202124"/>
    </style:style>
    <style:style style:name="P294" style:parent-style-name="Standard" style:family="paragraph">
      <style:text-properties fo:color="#202124"/>
    </style:style>
    <style:style style:name="P295" style:parent-style-name="Standard" style:family="paragraph">
      <style:text-properties fo:color="#202124"/>
    </style:style>
    <style:style style:name="P296" style:parent-style-name="Standard" style:family="paragraph">
      <style:text-properties fo:color="#202124"/>
    </style:style>
    <style:style style:name="P297" style:parent-style-name="Standard" style:family="paragraph">
      <style:text-properties fo:color="#202124"/>
    </style:style>
    <style:style style:name="P298" style:parent-style-name="Standard" style:family="paragraph">
      <style:text-properties fo:color="#202124"/>
    </style:style>
    <style:style style:name="P299" style:parent-style-name="Standard" style:family="paragraph">
      <style:text-properties fo:color="#202124"/>
    </style:style>
    <style:style style:name="P300" style:parent-style-name="Standard" style:family="paragraph">
      <style:text-properties fo:color="#202124"/>
    </style:style>
    <style:style style:name="P301" style:parent-style-name="Standard" style:family="paragraph">
      <style:text-properties fo:color="#202124"/>
    </style:style>
    <style:style style:name="P302" style:parent-style-name="Standard" style:family="paragraph">
      <style:text-properties fo:color="#202124"/>
    </style:style>
    <style:style style:name="P303" style:parent-style-name="Standard" style:family="paragraph">
      <style:text-properties fo:color="#202124"/>
    </style:style>
    <style:style style:name="P304" style:parent-style-name="Standard" style:family="paragraph">
      <style:text-properties fo:color="#202124"/>
    </style:style>
    <style:style style:name="P305" style:parent-style-name="Standard" style:family="paragraph">
      <style:text-properties fo:color="#202124"/>
    </style:style>
    <style:style style:name="P306" style:parent-style-name="Standard" style:family="paragraph">
      <style:text-properties fo:color="#202124"/>
    </style:style>
    <style:style style:name="P307" style:parent-style-name="Standard" style:family="paragraph">
      <style:text-properties fo:color="#202124"/>
    </style:style>
    <style:style style:name="P308" style:parent-style-name="Standard" style:family="paragraph">
      <style:text-properties fo:color="#202124"/>
    </style:style>
    <style:style style:name="P309" style:parent-style-name="Standard" style:family="paragraph">
      <style:text-properties fo:color="#202124"/>
    </style:style>
    <style:style style:name="P310" style:parent-style-name="Standard" style:family="paragraph">
      <style:text-properties fo:color="#202124"/>
    </style:style>
    <style:style style:name="P311" style:parent-style-name="Standard" style:family="paragraph">
      <style:text-properties fo:color="#202124"/>
    </style:style>
    <style:style style:name="P312" style:parent-style-name="Standard" style:family="paragraph">
      <style:text-properties fo:color="#202124"/>
    </style:style>
    <style:style style:name="P313" style:parent-style-name="Standard" style:family="paragraph">
      <style:text-properties fo:color="#202124"/>
    </style:style>
    <style:style style:name="P314" style:parent-style-name="Standard" style:family="paragraph">
      <style:text-properties fo:font-weight="bold" style:font-weight-asian="bold" style:font-weight-complex="bold" fo:font-style="italic" style:font-style-asian="italic" style:font-style-complex="italic" fo:color="#202124"/>
    </style:style>
    <style:style style:name="P315" style:parent-style-name="Standard" style:family="paragraph">
      <style:text-properties fo:font-weight="bold" style:font-weight-asian="bold" style:font-weight-complex="bold" fo:font-style="italic" style:font-style-asian="italic" style:font-style-complex="italic" fo:color="#202124"/>
    </style:style>
    <style:style style:name="P316" style:parent-style-name="Standard" style:family="paragraph">
      <style:text-properties fo:font-weight="bold" style:font-weight-asian="bold" style:font-weight-complex="bold" fo:font-style="italic" style:font-style-asian="italic" style:font-style-complex="italic" fo:color="#202124"/>
    </style:style>
    <style:style style:name="P317" style:parent-style-name="Standard" style:family="paragraph">
      <style:text-properties fo:font-weight="bold" style:font-weight-asian="bold" style:font-weight-complex="bold" fo:font-style="italic" style:font-style-asian="italic" style:font-style-complex="italic" fo:color="#202124"/>
    </style:style>
    <style:style style:name="P318" style:parent-style-name="Standard" style:family="paragraph">
      <style:text-properties fo:font-weight="bold" style:font-weight-asian="bold" style:font-weight-complex="bold" fo:font-style="italic" style:font-style-asian="italic" style:font-style-complex="italic" fo:color="#202124"/>
    </style:style>
    <style:style style:name="P319" style:parent-style-name="Standard" style:family="paragraph">
      <style:text-properties fo:color="#202124"/>
    </style:style>
    <style:style style:name="P320" style:parent-style-name="Standard" style:family="paragraph">
      <style:text-properties fo:color="#202124"/>
    </style:style>
    <style:style style:name="P321" style:parent-style-name="Standard" style:family="paragraph">
      <style:text-properties fo:color="#202124"/>
    </style:style>
    <style:style style:name="P322" style:parent-style-name="Standard" style:family="paragraph">
      <style:text-properties fo:color="#202124"/>
    </style:style>
    <style:style style:name="P323" style:parent-style-name="Standard" style:family="paragraph">
      <style:text-properties fo:color="#202124"/>
    </style:style>
    <style:style style:name="P324" style:parent-style-name="Standard" style:family="paragraph">
      <style:text-properties fo:color="#202124"/>
    </style:style>
    <style:style style:name="P325" style:parent-style-name="Standard" style:family="paragraph">
      <style:text-properties fo:color="#202124"/>
    </style:style>
    <style:style style:name="P326" style:parent-style-name="Standard" style:family="paragraph">
      <style:text-properties fo:color="#202124"/>
    </style:style>
    <style:style style:name="P327" style:parent-style-name="Standard" style:family="paragraph">
      <style:text-properties fo:color="#202124"/>
    </style:style>
    <style:style style:name="P328" style:parent-style-name="Standard" style:family="paragraph">
      <style:text-properties fo:color="#202124"/>
    </style:style>
    <style:style style:name="P329" style:parent-style-name="Standard" style:family="paragraph">
      <style:text-properties fo:color="#202124"/>
    </style:style>
    <style:style style:name="P330" style:parent-style-name="Standard" style:family="paragraph">
      <style:text-properties fo:color="#202124"/>
    </style:style>
    <style:style style:name="P331" style:parent-style-name="Standard" style:family="paragraph">
      <style:text-properties fo:color="#202124"/>
    </style:style>
    <style:style style:name="P332" style:parent-style-name="Standard" style:family="paragraph">
      <style:text-properties fo:color="#202124"/>
    </style:style>
    <style:style style:name="P333" style:parent-style-name="Standard" style:family="paragraph">
      <style:text-properties fo:color="#202124"/>
    </style:style>
    <style:style style:name="P334" style:parent-style-name="Standard" style:family="paragraph">
      <style:text-properties fo:color="#202124"/>
    </style:style>
    <style:style style:name="P335" style:parent-style-name="Standard" style:family="paragraph">
      <style:text-properties fo:color="#202124"/>
    </style:style>
    <style:style style:name="P336" style:parent-style-name="Standard" style:family="paragraph">
      <style:text-properties fo:color="#202124"/>
    </style:style>
    <style:style style:name="P337" style:parent-style-name="Standard" style:family="paragraph">
      <style:text-properties fo:color="#202124"/>
    </style:style>
    <style:style style:name="P338" style:parent-style-name="Standard" style:family="paragraph">
      <style:text-properties fo:color="#202124"/>
    </style:style>
    <style:style style:name="P339" style:parent-style-name="Standard" style:family="paragraph">
      <style:text-properties fo:color="#202124"/>
    </style:style>
    <style:style style:name="P340" style:parent-style-name="Standard" style:family="paragraph">
      <style:text-properties fo:color="#202124"/>
    </style:style>
    <style:style style:name="P341" style:parent-style-name="Standard" style:family="paragraph">
      <style:text-properties fo:color="#202124"/>
    </style:style>
    <style:style style:name="P342" style:parent-style-name="Standard" style:family="paragraph">
      <style:text-properties fo:color="#202124"/>
    </style:style>
    <style:style style:name="P343" style:parent-style-name="Standard" style:family="paragraph">
      <style:text-properties fo:color="#202124"/>
    </style:style>
    <style:style style:name="P344" style:parent-style-name="Standard" style:family="paragraph">
      <style:text-properties fo:color="#202124"/>
    </style:style>
    <style:style style:name="P345" style:parent-style-name="Standard" style:family="paragraph">
      <style:text-properties fo:color="#202124"/>
    </style:style>
    <style:style style:name="P346" style:parent-style-name="Standard" style:family="paragraph">
      <style:text-properties fo:color="#202124"/>
    </style:style>
    <style:style style:name="P347" style:parent-style-name="Standard" style:family="paragraph">
      <style:text-properties fo:color="#202124"/>
    </style:style>
    <style:style style:name="P348" style:parent-style-name="Standard" style:family="paragraph">
      <style:text-properties fo:color="#202124"/>
    </style:style>
    <style:style style:name="P349" style:parent-style-name="Standard" style:family="paragraph">
      <style:text-properties fo:font-weight="bold" style:font-weight-asian="bold" style:font-weight-complex="bold" fo:font-style="italic" style:font-style-asian="italic" style:font-style-complex="italic" fo:color="#202124"/>
    </style:style>
    <style:style style:name="P350" style:parent-style-name="Standard" style:family="paragraph">
      <style:text-properties fo:font-weight="bold" style:font-weight-asian="bold" style:font-weight-complex="bold" fo:font-style="italic" style:font-style-asian="italic" style:font-style-complex="italic" fo:color="#202124"/>
    </style:style>
    <style:style style:name="P351" style:parent-style-name="Standard" style:family="paragraph">
      <style:text-properties fo:color="#202124"/>
    </style:style>
    <style:style style:name="P352" style:parent-style-name="Standard" style:family="paragraph">
      <style:text-properties fo:color="#202124"/>
    </style:style>
    <style:style style:name="P353" style:parent-style-name="Standard" style:family="paragraph">
      <style:text-properties fo:color="#202124"/>
    </style:style>
    <style:style style:name="P354" style:parent-style-name="Standard" style:family="paragraph">
      <style:text-properties fo:color="#202124"/>
    </style:style>
    <style:style style:name="P355" style:parent-style-name="Standard" style:family="paragraph">
      <style:text-properties fo:color="#202124"/>
    </style:style>
    <style:style style:name="P356" style:parent-style-name="Standard" style:family="paragraph">
      <style:text-properties fo:color="#202124"/>
    </style:style>
    <style:style style:name="P357" style:parent-style-name="Standard" style:family="paragraph">
      <style:text-properties fo:color="#202124"/>
    </style:style>
    <style:style style:name="P358" style:parent-style-name="Standard" style:family="paragraph">
      <style:text-properties fo:color="#202124"/>
    </style:style>
    <style:style style:name="P359" style:parent-style-name="Standard" style:family="paragraph">
      <style:text-properties fo:color="#202124"/>
    </style:style>
    <style:style style:name="P360" style:parent-style-name="Standard" style:family="paragraph">
      <style:text-properties fo:color="#202124"/>
    </style:style>
    <style:style style:name="P361" style:parent-style-name="Standard" style:family="paragraph">
      <style:text-properties fo:color="#202124"/>
    </style:style>
    <style:style style:name="P362" style:parent-style-name="Standard" style:family="paragraph">
      <style:text-properties fo:color="#202124"/>
    </style:style>
    <style:style style:name="P363" style:parent-style-name="Standard" style:family="paragraph">
      <style:text-properties fo:color="#202124"/>
    </style:style>
    <style:style style:name="P364" style:parent-style-name="Standard" style:family="paragraph">
      <style:text-properties fo:color="#202124"/>
    </style:style>
    <style:style style:name="P365" style:parent-style-name="Standard" style:family="paragraph">
      <style:text-properties fo:color="#202124"/>
    </style:style>
    <style:style style:name="P366" style:parent-style-name="Standard" style:family="paragraph">
      <style:text-properties fo:color="#202124"/>
    </style:style>
    <style:style style:name="P367" style:parent-style-name="Standard" style:family="paragraph">
      <style:text-properties fo:color="#202124"/>
    </style:style>
    <style:style style:name="P368" style:parent-style-name="Standard" style:family="paragraph">
      <style:text-properties fo:color="#202124"/>
    </style:style>
    <style:style style:name="P369" style:parent-style-name="Standard" style:family="paragraph">
      <style:text-properties fo:color="#202124"/>
    </style:style>
    <style:style style:name="P370" style:parent-style-name="Standard" style:family="paragraph">
      <style:text-properties fo:color="#202124"/>
    </style:style>
    <style:style style:name="P371" style:parent-style-name="Standard" style:family="paragraph">
      <style:text-properties fo:color="#202124"/>
    </style:style>
    <style:style style:name="P372" style:parent-style-name="Standard" style:family="paragraph">
      <style:text-properties fo:color="#202124"/>
    </style:style>
    <style:style style:name="P373" style:parent-style-name="Standard" style:family="paragraph">
      <style:text-properties fo:color="#202124"/>
    </style:style>
    <style:style style:name="P374" style:parent-style-name="Standard" style:family="paragraph">
      <style:text-properties fo:color="#202124"/>
    </style:style>
    <style:style style:name="P375" style:parent-style-name="Standard" style:family="paragraph">
      <style:text-properties fo:color="#202124"/>
    </style:style>
    <style:style style:name="P376" style:parent-style-name="Standard" style:family="paragraph">
      <style:text-properties fo:color="#202124"/>
    </style:style>
    <style:style style:name="P377" style:parent-style-name="Standard" style:family="paragraph">
      <style:text-properties fo:color="#202124"/>
    </style:style>
    <style:style style:name="P378" style:parent-style-name="Standard" style:family="paragraph">
      <style:text-properties fo:color="#202124"/>
    </style:style>
    <style:style style:name="P379" style:parent-style-name="Standard" style:family="paragraph">
      <style:text-properties fo:color="#202124"/>
    </style:style>
    <style:style style:name="P380" style:parent-style-name="Standard" style:family="paragraph">
      <style:text-properties fo:color="#202124"/>
    </style:style>
    <style:style style:name="P381" style:parent-style-name="Standard" style:family="paragraph">
      <style:text-properties fo:color="#202124"/>
    </style:style>
    <style:style style:name="P382" style:parent-style-name="Standard" style:family="paragraph">
      <style:text-properties fo:font-weight="bold" style:font-weight-asian="bold" style:font-weight-complex="bold" fo:font-style="italic" style:font-style-asian="italic" style:font-style-complex="italic" fo:color="#202124"/>
    </style:style>
    <style:style style:name="P383" style:parent-style-name="Standard" style:family="paragraph">
      <style:text-properties fo:font-weight="bold" style:font-weight-asian="bold" style:font-weight-complex="bold" fo:font-style="italic" style:font-style-asian="italic" style:font-style-complex="italic" fo:color="#202124"/>
    </style:style>
    <style:style style:name="P384" style:parent-style-name="Standard" style:family="paragraph">
      <style:text-properties fo:font-weight="bold" style:font-weight-asian="bold" style:font-weight-complex="bold" fo:font-style="italic" style:font-style-asian="italic" style:font-style-complex="italic" fo:color="#202124"/>
    </style:style>
    <style:style style:name="P385" style:parent-style-name="Standard" style:family="paragraph">
      <style:text-properties fo:font-weight="bold" style:font-weight-asian="bold" style:font-weight-complex="bold" fo:font-style="italic" style:font-style-asian="italic" style:font-style-complex="italic" fo:color="#202124"/>
    </style:style>
    <style:style style:name="P386" style:parent-style-name="Standard" style:family="paragraph">
      <style:text-properties fo:font-weight="bold" style:font-weight-asian="bold" style:font-weight-complex="bold" fo:font-style="italic" style:font-style-asian="italic" style:font-style-complex="italic" fo:color="#202124"/>
    </style:style>
    <style:style style:name="P387" style:parent-style-name="Standard" style:family="paragraph">
      <style:text-properties fo:font-weight="bold" style:font-weight-asian="bold" style:font-weight-complex="bold" fo:font-style="italic" style:font-style-asian="italic" style:font-style-complex="italic" fo:color="#202124"/>
    </style:style>
    <style:style style:name="P388" style:parent-style-name="Standard" style:family="paragraph">
      <style:text-properties fo:font-weight="bold" style:font-weight-asian="bold" style:font-weight-complex="bold" fo:font-style="italic" style:font-style-asian="italic" style:font-style-complex="italic" fo:color="#202124"/>
    </style:style>
    <style:style style:name="P389" style:parent-style-name="Standard" style:family="paragraph">
      <style:text-properties fo:font-weight="bold" style:font-weight-asian="bold" style:font-weight-complex="bold" fo:font-style="italic" style:font-style-asian="italic" style:font-style-complex="italic" fo:color="#202124"/>
    </style:style>
    <style:style style:name="P390" style:parent-style-name="Standard" style:family="paragraph">
      <style:text-properties fo:font-weight="bold" style:font-weight-asian="bold" style:font-weight-complex="bold" fo:font-style="italic" style:font-style-asian="italic" style:font-style-complex="italic" fo:color="#202124"/>
    </style:style>
    <style:style style:name="P391" style:parent-style-name="Standard" style:family="paragraph">
      <style:text-properties fo:font-weight="bold" style:font-weight-asian="bold" style:font-weight-complex="bold" fo:font-style="italic" style:font-style-asian="italic" style:font-style-complex="italic" fo:color="#202124"/>
    </style:style>
    <style:style style:name="P392" style:parent-style-name="Standard" style:family="paragraph">
      <style:text-properties fo:font-weight="bold" style:font-weight-asian="bold" style:font-weight-complex="bold" fo:font-style="italic" style:font-style-asian="italic" style:font-style-complex="italic" fo:color="#202124"/>
    </style:style>
    <style:style style:name="P393" style:parent-style-name="Standard" style:family="paragraph">
      <style:text-properties fo:font-weight="bold" style:font-weight-asian="bold" style:font-weight-complex="bold" fo:font-style="italic" style:font-style-asian="italic" style:font-style-complex="italic" fo:color="#202124"/>
    </style:style>
    <style:style style:name="P394" style:parent-style-name="Standard" style:family="paragraph">
      <style:text-properties fo:font-weight="bold" style:font-weight-asian="bold" style:font-weight-complex="bold" fo:font-style="italic" style:font-style-asian="italic" style:font-style-complex="italic" fo:color="#202124"/>
    </style:style>
    <style:style style:name="P395" style:parent-style-name="Standard" style:family="paragraph">
      <style:text-properties fo:font-weight="bold" style:font-weight-asian="bold" style:font-weight-complex="bold" fo:font-style="italic" style:font-style-asian="italic" style:font-style-complex="italic" fo:color="#202124"/>
    </style:style>
    <style:style style:name="P396" style:parent-style-name="Standard" style:family="paragraph">
      <style:text-properties fo:font-weight="bold" style:font-weight-asian="bold" style:font-weight-complex="bold" fo:font-style="italic" style:font-style-asian="italic" style:font-style-complex="italic" fo:color="#202124"/>
    </style:style>
    <style:style style:name="P397" style:parent-style-name="Standard" style:family="paragraph">
      <style:text-properties fo:font-weight="bold" style:font-weight-asian="bold" style:font-weight-complex="bold" fo:font-style="italic" style:font-style-asian="italic" style:font-style-complex="italic" fo:color="#202124"/>
    </style:style>
    <style:style style:name="P398" style:parent-style-name="Standard" style:family="paragraph">
      <style:text-properties fo:font-weight="bold" style:font-weight-asian="bold" style:font-weight-complex="bold" fo:font-style="italic" style:font-style-asian="italic" style:font-style-complex="italic" fo:color="#202124"/>
    </style:style>
    <style:style style:name="P399" style:parent-style-name="Standard" style:family="paragraph">
      <style:text-properties fo:font-weight="bold" style:font-weight-asian="bold" style:font-weight-complex="bold" fo:font-style="italic" style:font-style-asian="italic" style:font-style-complex="italic" fo:color="#202124"/>
    </style:style>
    <style:style style:name="P400" style:parent-style-name="Standard" style:family="paragraph">
      <style:text-properties fo:font-weight="bold" style:font-weight-asian="bold" style:font-weight-complex="bold" fo:font-style="italic" style:font-style-asian="italic" style:font-style-complex="italic" fo:color="#202124"/>
    </style:style>
    <style:style style:name="P401" style:parent-style-name="Standard" style:family="paragraph">
      <style:text-properties fo:font-weight="bold" style:font-weight-asian="bold" style:font-weight-complex="bold" fo:font-style="italic" style:font-style-asian="italic" style:font-style-complex="italic" fo:color="#202124"/>
    </style:style>
    <style:style style:name="P402" style:parent-style-name="Standard" style:family="paragraph">
      <style:text-properties fo:font-weight="bold" style:font-weight-asian="bold" style:font-weight-complex="bold" fo:font-style="italic" style:font-style-asian="italic" style:font-style-complex="italic" fo:color="#202124"/>
    </style:style>
    <style:style style:name="P403" style:parent-style-name="Standard" style:family="paragraph">
      <style:text-properties fo:font-weight="bold" style:font-weight-asian="bold" style:font-weight-complex="bold" fo:font-style="italic" style:font-style-asian="italic" style:font-style-complex="italic" fo:color="#202124"/>
    </style:style>
    <style:style style:name="P404" style:parent-style-name="Standard" style:family="paragraph">
      <style:paragraph-properties fo:text-align="center"/>
      <style:text-properties fo:font-weight="bold" style:font-weight-asian="bold" style:font-weight-complex="bold" fo:color="#202124" fo:font-size="20pt" style:font-size-asian="20pt" style:font-size-complex="20pt" style:text-underline-type="single" style:text-underline-style="solid" style:text-underline-width="auto" style:text-underline-mode="continuous"/>
    </style:style>
    <style:style style:name="P405" style:parent-style-name="Standard" style:family="paragraph">
      <style:text-properties fo:font-weight="bold" style:font-weight-asian="bold" style:font-weight-complex="bold" fo:font-style="italic" style:font-style-asian="italic" style:font-style-complex="italic" fo:color="#202124"/>
    </style:style>
    <style:style style:name="P406" style:parent-style-name="Standard" style:family="paragraph">
      <style:text-properties fo:font-weight="bold" style:font-weight-asian="bold" style:font-weight-complex="bold" fo:font-style="italic" style:font-style-asian="italic" style:font-style-complex="italic" fo:color="#202124"/>
    </style:style>
    <style:style style:name="P407" style:parent-style-name="Standard" style:family="paragraph">
      <style:text-properties fo:font-weight="bold" style:font-weight-asian="bold" style:font-weight-complex="bold" fo:font-style="italic" style:font-style-asian="italic" style:font-style-complex="italic" fo:color="#202124" fo:font-size="14pt" style:font-size-asian="14pt" style:font-size-complex="14pt" style:text-underline-type="single" style:text-underline-style="solid" style:text-underline-width="auto" style:text-underline-mode="continuous"/>
    </style:style>
    <style:style style:name="P408" style:parent-style-name="Standard" style:family="paragraph">
      <style:text-properties fo:font-weight="bold" style:font-weight-asian="bold" style:font-weight-complex="bold" fo:font-style="italic" style:font-style-asian="italic" style:font-style-complex="italic" fo:color="#202124"/>
    </style:style>
    <style:style style:name="P409" style:parent-style-name="Standard" style:family="paragraph">
      <style:text-properties fo:font-weight="bold" style:font-weight-asian="bold" style:font-weight-complex="bold" fo:font-style="italic" style:font-style-asian="italic" style:font-style-complex="italic" fo:color="#202124"/>
    </style:style>
    <style:style style:name="P410" style:parent-style-name="Standard" style:family="paragraph">
      <style:text-properties fo:font-weight="bold" style:font-weight-asian="bold" style:font-weight-complex="bold" fo:font-style="italic" style:font-style-asian="italic" style:font-style-complex="italic" fo:color="#202124"/>
    </style:style>
    <style:style style:name="P411" style:parent-style-name="Standard" style:family="paragraph">
      <style:text-properties fo:color="#202124" fo:language="en" fo:country="US"/>
    </style:style>
    <style:style style:name="P412" style:parent-style-name="Standard" style:family="paragraph">
      <style:text-properties fo:color="#202124" fo:language="en" fo:country="US"/>
    </style:style>
    <style:style style:name="P413" style:parent-style-name="Standard" style:family="paragraph">
      <style:text-properties fo:color="#202124"/>
    </style:style>
    <style:style style:name="P414" style:parent-style-name="Standard" style:family="paragraph">
      <style:text-properties fo:color="#202124"/>
    </style:style>
    <style:style style:name="P415" style:parent-style-name="Standard" style:family="paragraph">
      <style:text-properties fo:font-weight="bold" style:font-weight-asian="bold" style:font-weight-complex="bold" fo:font-style="italic" style:font-style-asian="italic" style:font-style-complex="italic" fo:color="#202124"/>
    </style:style>
    <style:style style:name="P416" style:parent-style-name="Standard" style:family="paragraph">
      <style:text-properties fo:color="#202124"/>
    </style:style>
    <style:style style:name="P417" style:parent-style-name="Standard" style:family="paragraph">
      <style:text-properties fo:font-weight="bold" style:font-weight-asian="bold" style:font-weight-complex="bold" fo:font-style="italic" style:font-style-asian="italic" style:font-style-complex="italic" fo:color="#202124"/>
    </style:style>
    <style:style style:name="P418" style:parent-style-name="Standard" style:family="paragraph">
      <style:text-properties fo:font-weight="bold" style:font-weight-asian="bold" style:font-weight-complex="bold" fo:font-style="italic" style:font-style-asian="italic" style:font-style-complex="italic" fo:color="#202124"/>
    </style:style>
    <style:style style:name="P419" style:parent-style-name="Standard" style:family="paragraph">
      <style:text-properties fo:color="#202124"/>
    </style:style>
    <style:style style:name="P420" style:parent-style-name="Standard" style:family="paragraph">
      <style:text-properties fo:color="#202124"/>
    </style:style>
    <style:style style:name="P421" style:parent-style-name="Standard" style:family="paragraph">
      <style:text-properties fo:font-weight="bold" style:font-weight-asian="bold" style:font-weight-complex="bold" fo:font-style="italic" style:font-style-asian="italic" style:font-style-complex="italic" fo:color="#202124"/>
    </style:style>
    <style:style style:name="P422" style:parent-style-name="Standard" style:family="paragraph">
      <style:text-properties fo:font-weight="bold" style:font-weight-asian="bold" style:font-weight-complex="bold" fo:font-style="italic" style:font-style-asian="italic" style:font-style-complex="italic" fo:color="#202124"/>
    </style:style>
    <style:style style:name="P423" style:parent-style-name="Standard" style:family="paragraph">
      <style:text-properties fo:color="#202124"/>
    </style:style>
    <style:style style:name="P424" style:parent-style-name="Standard" style:family="paragraph">
      <style:text-properties fo:color="#202124"/>
    </style:style>
    <style:style style:name="P425" style:parent-style-name="Standard" style:family="paragraph">
      <style:text-properties fo:font-weight="bold" style:font-weight-asian="bold" style:font-weight-complex="bold" fo:font-style="italic" style:font-style-asian="italic" style:font-style-complex="italic" fo:color="#202124"/>
    </style:style>
    <style:style style:name="P426" style:parent-style-name="Standard" style:family="paragraph">
      <style:text-properties fo:color="#202124"/>
    </style:style>
    <style:style style:name="P427" style:parent-style-name="Standard" style:family="paragraph">
      <style:text-properties fo:font-weight="bold" style:font-weight-asian="bold" style:font-weight-complex="bold" fo:font-style="italic" style:font-style-asian="italic" style:font-style-complex="italic" fo:color="#202124" fo:font-size="14pt" style:font-size-asian="14pt" style:font-size-complex="14pt" style:text-underline-type="single" style:text-underline-style="solid" style:text-underline-width="auto" style:text-underline-mode="continuous"/>
    </style:style>
    <style:style style:name="P428" style:parent-style-name="Standard" style:family="paragraph">
      <style:text-properties fo:font-weight="bold" style:font-weight-asian="bold" style:font-weight-complex="bold" fo:font-style="italic" style:font-style-asian="italic" style:font-style-complex="italic" fo:color="#202124"/>
    </style:style>
    <style:style style:name="P429" style:parent-style-name="Standard" style:family="paragraph">
      <style:text-properties fo:font-weight="bold" style:font-weight-asian="bold" style:font-weight-complex="bold" fo:font-style="italic" style:font-style-asian="italic" style:font-style-complex="italic" fo:color="#202124"/>
    </style:style>
    <style:style style:name="P430" style:parent-style-name="Standard" style:family="paragraph">
      <style:text-properties fo:color="#202124"/>
    </style:style>
    <style:style style:name="T431" style:parent-style-name="Policepardéfaut" style:family="text">
      <style:text-properties fo:color="#202124" fo:language="en" fo:country="US"/>
    </style:style>
    <style:style style:name="T432" style:parent-style-name="Policepardéfaut" style:family="text">
      <style:text-properties fo:color="#202124" fo:language="en" fo:country="US"/>
    </style:style>
    <style:style style:name="P433" style:parent-style-name="Standard" style:family="paragraph">
      <style:text-properties fo:font-weight="bold" style:font-weight-asian="bold" style:font-weight-complex="bold" fo:font-style="italic" style:font-style-asian="italic" style:font-style-complex="italic" fo:language="en" fo:country="US"/>
    </style:style>
    <style:style style:name="P434" style:parent-style-name="Standard" style:family="paragraph">
      <style:text-properties fo:font-weight="bold" style:font-weight-asian="bold" style:font-weight-complex="bold" fo:font-style="italic" style:font-style-asian="italic" style:font-style-complex="italic" fo:color="#202124"/>
    </style:style>
    <style:style style:name="P435" style:parent-style-name="Standard" style:family="paragraph">
      <style:text-properties fo:color="#202124"/>
    </style:style>
    <style:style style:name="T436" style:parent-style-name="Policepardéfaut" style:family="text">
      <style:text-properties fo:font-weight="bold" style:font-weight-asian="bold" style:font-weight-complex="bold" fo:font-style="italic" style:font-style-asian="italic" style:font-style-complex="italic" fo:color="#202124" fo:font-size="14pt" style:font-size-asian="14pt" style:font-size-complex="14pt" style:text-underline-type="single" style:text-underline-style="solid" style:text-underline-width="auto" style:text-underline-mode="continuous"/>
    </style:style>
    <style:style style:name="P437" style:parent-style-name="Standard" style:family="paragraph">
      <style:text-properties fo:font-weight="bold" style:font-weight-asian="bold" style:font-weight-complex="bold" fo:font-style="italic" style:font-style-asian="italic" style:font-style-complex="italic" fo:color="#202124"/>
    </style:style>
    <style:style style:name="T438" style:parent-style-name="Policepardéfaut" style:family="text">
      <style:text-properties fo:font-weight="bold" style:font-weight-asian="bold" style:font-weight-complex="bold" fo:font-style="italic" style:font-style-asian="italic" style:font-style-complex="italic" fo:color="#202124"/>
    </style:style>
    <style:style style:name="T439" style:parent-style-name="Policepardéfaut" style:family="text">
      <style:text-properties fo:font-weight="bold" style:font-weight-asian="bold" style:font-weight-complex="bold" fo:font-style="italic" style:font-style-asian="italic" style:font-style-complex="italic" fo:color="#202124"/>
    </style:style>
    <style:style style:name="T440" style:parent-style-name="Policepardéfaut" style:family="text">
      <style:text-properties fo:font-weight="bold" style:font-weight-asian="bold" style:font-weight-complex="bold" fo:font-style="italic" style:font-style-asian="italic" style:font-style-complex="italic" fo:color="#000000"/>
    </style:style>
    <style:style style:name="P441" style:parent-style-name="Standard" style:family="paragraph">
      <style:text-properties fo:font-weight="bold" style:font-weight-asian="bold" style:font-weight-complex="bold" fo:font-style="italic" style:font-style-asian="italic" style:font-style-complex="italic" fo:color="#202124"/>
    </style:style>
    <style:style style:name="P442" style:parent-style-name="Standard" style:family="paragraph">
      <style:text-properties fo:color="#000000"/>
    </style:style>
    <style:style style:name="P443" style:parent-style-name="Standard" style:family="paragraph">
      <style:text-properties fo:color="#000000"/>
    </style:style>
    <style:style style:name="T444" style:parent-style-name="Policepardéfaut" style:family="text">
      <style:text-properties fo:font-weight="bold" style:font-weight-asian="bold" style:font-weight-complex="bold" fo:font-style="italic" style:font-style-asian="italic" style:font-style-complex="italic" fo:color="#202124"/>
    </style:style>
    <style:style style:name="T445" style:parent-style-name="Policepardéfaut" style:family="text">
      <style:text-properties fo:font-weight="bold" style:font-weight-asian="bold" style:font-weight-complex="bold" fo:font-style="italic" style:font-style-asian="italic" style:font-style-complex="italic" fo:color="#000000"/>
    </style:style>
    <style:style style:name="T446" style:parent-style-name="Policepardéfaut" style:family="text">
      <style:text-properties fo:font-weight="bold" style:font-weight-asian="bold" style:font-weight-complex="bold" fo:font-style="italic" style:font-style-asian="italic" style:font-style-complex="italic" fo:color="#000000"/>
    </style:style>
    <style:style style:name="P447" style:parent-style-name="Standard" style:family="paragraph">
      <style:text-properties fo:font-weight="bold" style:font-weight-asian="bold" style:font-weight-complex="bold" fo:font-style="italic" style:font-style-asian="italic" style:font-style-complex="italic"/>
    </style:style>
    <style:style style:name="T448" style:parent-style-name="Policepardéfaut" style:family="text">
      <style:text-properties fo:color="#000000"/>
    </style:style>
    <style:style style:name="T449" style:parent-style-name="Policepardéfaut" style:family="text">
      <style:text-properties fo:color="#000000"/>
    </style:style>
    <style:style style:name="T450" style:parent-style-name="Policepardéfaut" style:family="text">
      <style:text-properties fo:color="#000000"/>
    </style:style>
    <style:style style:name="T451" style:parent-style-name="Policepardéfaut" style:family="text">
      <style:text-properties fo:font-weight="bold" style:font-weight-asian="bold" style:font-weight-complex="bold" fo:font-style="italic" style:font-style-asian="italic" style:font-style-complex="italic" fo:color="#202124"/>
    </style:style>
    <style:style style:name="T452" style:parent-style-name="Policepardéfaut" style:family="text">
      <style:text-properties fo:font-weight="bold" style:font-weight-asian="bold" style:font-weight-complex="bold" fo:font-style="italic" style:font-style-asian="italic" style:font-style-complex="italic" fo:color="#000000"/>
    </style:style>
    <style:style style:name="P453"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54"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455" style:parent-style-name="Standard" style:family="paragraph">
      <style:text-properties fo:font-weight="bold" style:font-weight-asian="bold" style:font-weight-complex="bold" fo:font-style="italic" style:font-style-asian="italic" style:font-style-complex="italic"/>
    </style:style>
    <style:style style:name="P456" style:parent-style-name="Standard" style:family="paragraph">
      <style:text-properties fo:font-weight="bold" style:font-weight-asian="bold" style:font-weight-complex="bold" fo:font-style="italic" style:font-style-asian="italic" style:font-style-complex="italic"/>
    </style:style>
    <style:style style:name="T457" style:parent-style-name="Policepardéfaut" style:family="text">
      <style:text-properties fo:font-weight="bold" style:font-weight-asian="bold" style:font-weight-complex="bold" fo:font-style="italic" style:font-style-asian="italic" style:font-style-complex="italic"/>
    </style:style>
    <style:style style:name="T458" style:parent-style-name="Policepardéfaut" style:family="text">
      <style:text-properties fo:font-weight="bold" style:font-weight-asian="bold" style:font-weight-complex="bold" fo:font-style="italic" style:font-style-asian="italic" style:font-style-complex="italic"/>
    </style:style>
    <style:style style:name="P459" style:parent-style-name="Standard" style:family="paragraph">
      <style:text-properties fo:color="#202124"/>
    </style:style>
    <style:style style:name="P460" style:parent-style-name="Standard" style:family="paragraph">
      <style:text-properties fo:font-weight="bold" style:font-weight-asian="bold" style:font-weight-complex="bold" fo:font-style="italic" style:font-style-asian="italic" style:font-style-complex="italic" fo:color="#202124"/>
    </style:style>
    <style:style style:name="P461" style:parent-style-name="Standard" style:family="paragraph">
      <style:text-properties fo:font-weight="bold" style:font-weight-asian="bold" style:font-weight-complex="bold" fo:font-style="italic" style:font-style-asian="italic" style:font-style-complex="italic" fo:color="#202124"/>
    </style:style>
    <style:style style:name="P462" style:parent-style-name="Standard" style:family="paragraph">
      <style:text-properties fo:color="#202124" fo:language="en" fo:country="US"/>
    </style:style>
    <style:style style:name="P463" style:parent-style-name="Standard" style:family="paragraph">
      <style:text-properties fo:color="#202124" fo:language="en" fo:country="US"/>
    </style:style>
    <style:style style:name="T464" style:parent-style-name="Policepardéfaut" style:family="text">
      <style:text-properties fo:color="#202124" fo:language="en" fo:country="US"/>
    </style:style>
    <style:style style:name="T465" style:parent-style-name="Policepardéfaut" style:family="text">
      <style:text-properties fo:language="en" fo:country="US"/>
    </style:style>
    <style:style style:name="P466" style:parent-style-name="Standard" style:family="paragraph">
      <style:text-properties fo:language="en" fo:country="US"/>
    </style:style>
    <style:style style:name="P467" style:parent-style-name="Standard" style:family="paragraph">
      <style:text-properties fo:font-weight="bold" style:font-weight-asian="bold" style:font-weight-complex="bold" fo:font-style="italic" style:font-style-asian="italic" style:font-style-complex="italic" fo:color="#202124"/>
    </style:style>
    <style:style style:name="P468" style:parent-style-name="Standard" style:family="paragraph">
      <style:text-properties fo:color="#202124"/>
    </style:style>
    <style:style style:name="P469" style:parent-style-name="Standard" style:family="paragraph">
      <style:text-properties fo:font-weight="bold" style:font-weight-asian="bold" style:font-weight-complex="bold" fo:font-style="italic" style:font-style-asian="italic" style:font-style-complex="italic" fo:color="#202124"/>
    </style:style>
    <style:style style:name="P470" style:parent-style-name="Standard" style:family="paragraph">
      <style:text-properties fo:color="#202124"/>
    </style:style>
    <style:style style:name="P471" style:parent-style-name="Standard" style:family="paragraph">
      <style:text-properties fo:color="#202124" fo:language="en" fo:country="US"/>
    </style:style>
    <style:style style:name="P472" style:parent-style-name="Standard" style:family="paragraph">
      <style:text-properties fo:color="#202124" fo:language="en" fo:country="US"/>
    </style:style>
    <style:style style:name="P473" style:parent-style-name="Standard" style:family="paragraph">
      <style:text-properties fo:color="#202124" fo:language="en" fo:country="US"/>
    </style:style>
    <style:style style:name="P474" style:parent-style-name="Standard" style:family="paragraph">
      <style:text-properties fo:color="#202124" fo:language="en" fo:country="US"/>
    </style:style>
    <style:style style:name="P475" style:parent-style-name="Standard" style:family="paragraph">
      <style:text-properties fo:color="#202124" fo:language="en" fo:country="US"/>
    </style:style>
    <style:style style:name="P476" style:parent-style-name="Standard" style:family="paragraph">
      <style:text-properties fo:color="#202124" fo:language="en" fo:country="US"/>
    </style:style>
    <style:style style:name="P477" style:parent-style-name="Standard" style:family="paragraph">
      <style:text-properties fo:font-weight="bold" style:font-weight-asian="bold" style:font-weight-complex="bold" fo:font-style="italic" style:font-style-asian="italic" style:font-style-complex="italic" fo:color="#202124"/>
    </style:style>
    <style:style style:name="P478" style:parent-style-name="Standard" style:family="paragraph">
      <style:text-properties fo:color="#202124"/>
    </style:style>
    <style:style style:name="T479" style:parent-style-name="Policepardéfaut" style:family="text">
      <style:text-properties fo:font-weight="bold" style:font-weight-asian="bold" style:font-weight-complex="bold" fo:font-style="italic" style:font-style-asian="italic" style:font-style-complex="italic" fo:color="#202124" fo:font-size="14pt" style:font-size-asian="14pt" style:font-size-complex="14pt" style:text-underline-type="single" style:text-underline-style="solid" style:text-underline-width="auto" style:text-underline-mode="continuous"/>
    </style:style>
    <style:style style:name="P480" style:parent-style-name="Standard" style:family="paragraph">
      <style:text-properties fo:color="#202124"/>
    </style:style>
    <style:style style:name="P481" style:parent-style-name="Standard" style:family="paragraph">
      <style:text-properties fo:font-weight="bold" style:font-weight-asian="bold" style:font-weight-complex="bold" fo:font-style="italic" style:font-style-asian="italic" style:font-style-complex="italic" fo:color="#202124"/>
    </style:style>
    <style:style style:name="P482" style:parent-style-name="Standard" style:family="paragraph">
      <style:text-properties fo:font-weight="bold" style:font-weight-asian="bold" style:font-weight-complex="bold" fo:font-style="italic" style:font-style-asian="italic" style:font-style-complex="italic" fo:color="#202124"/>
    </style:style>
    <style:style style:name="T483" style:parent-style-name="Policepardéfaut" style:family="text">
      <style:text-properties fo:color="#202124" fo:language="en" fo:country="US"/>
    </style:style>
    <style:style style:name="P484" style:parent-style-name="Standard" style:family="paragraph">
      <style:text-properties fo:language="en" fo:country="US"/>
    </style:style>
    <style:style style:name="T485" style:parent-style-name="Policepardéfaut" style:family="text">
      <style:text-properties fo:color="#202124" fo:language="en" fo:country="US"/>
    </style:style>
    <style:style style:name="P486" style:parent-style-name="Standard" style:family="paragraph">
      <style:text-properties fo:language="en" fo:country="US"/>
    </style:style>
    <style:style style:name="T487" style:parent-style-name="Policepardéfaut" style:family="text">
      <style:text-properties fo:color="#202124" fo:language="en" fo:country="US"/>
    </style:style>
    <style:style style:name="T488" style:parent-style-name="Policepardéfaut" style:family="text">
      <style:text-properties fo:color="#202124" fo:language="en" fo:country="US"/>
    </style:style>
    <style:style style:name="T489" style:parent-style-name="Policepardéfaut" style:family="text">
      <style:text-properties fo:language="en" fo:country="US"/>
    </style:style>
    <style:style style:name="P490" style:parent-style-name="Standard" style:family="paragraph">
      <style:text-properties fo:language="en" fo:country="US"/>
    </style:style>
    <style:style style:name="P491" style:parent-style-name="Standard" style:family="paragraph">
      <style:text-properties fo:font-weight="bold" style:font-weight-asian="bold" style:font-weight-complex="bold" fo:font-style="italic" style:font-style-asian="italic" style:font-style-complex="italic" fo:color="#202124"/>
    </style:style>
    <style:style style:name="P492" style:parent-style-name="Standard" style:family="paragraph">
      <style:text-properties fo:font-weight="bold" style:font-weight-asian="bold" style:font-weight-complex="bold" fo:font-style="italic" style:font-style-asian="italic" style:font-style-complex="italic"/>
    </style:style>
    <style:style style:name="P493" style:parent-style-name="Standard" style:family="paragraph">
      <style:text-properties fo:font-weight="bold" style:font-weight-asian="bold" style:font-weight-complex="bold" fo:font-style="italic" style:font-style-asian="italic" style:font-style-complex="italic"/>
    </style:style>
    <style:style style:name="P494" style:parent-style-name="Standard" style:family="paragraph">
      <style:text-properties fo:font-weight="bold" style:font-weight-asian="bold" style:font-weight-complex="bold" fo:font-style="italic" style:font-style-asian="italic" style:font-style-complex="italic"/>
    </style:style>
    <style:style style:name="P495" style:parent-style-name="Standard" style:family="paragraph">
      <style:text-properties fo:font-weight="bold" style:font-weight-asian="bold" style:font-weight-complex="bold" fo:font-style="italic" style:font-style-asian="italic" style:font-style-complex="italic"/>
    </style:style>
    <style:style style:name="P496" style:parent-style-name="Standard" style:family="paragraph">
      <style:text-properties fo:font-weight="bold" style:font-weight-asian="bold" style:font-weight-complex="bold" fo:font-style="italic" style:font-style-asian="italic" style:font-style-complex="italic"/>
    </style:style>
    <style:style style:name="P497" style:parent-style-name="Standard" style:family="paragraph">
      <style:text-properties fo:language="en" fo:country="US"/>
    </style:style>
    <style:style style:name="P498" style:parent-style-name="Standard" style:family="paragraph">
      <style:text-properties fo:language="en" fo:country="US"/>
    </style:style>
    <style:style style:name="P499" style:parent-style-name="Standard" style:family="paragraph">
      <style:text-properties fo:font-weight="bold" style:font-weight-asian="bold" style:font-weight-complex="bold" fo:font-style="italic" style:font-style-asian="italic" style:font-style-complex="italic"/>
    </style:style>
    <style:style style:name="T500" style:parent-style-name="Policepardéfaut" style:family="text">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501" style:parent-style-name="Policepardéfau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02" style:parent-style-name="Standard" style:family="paragraph">
      <style:text-properties fo:font-weight="bold" style:font-weight-asian="bold" style:font-weight-complex="bold" fo:font-style="italic" style:font-style-asian="italic" style:font-style-complex="italic"/>
    </style:style>
    <style:style style:name="P503" style:parent-style-name="Standard" style:family="paragraph">
      <style:text-properties fo:font-weight="bold" style:font-weight-asian="bold" style:font-weight-complex="bold" fo:font-style="italic" style:font-style-asian="italic" style:font-style-complex="italic"/>
    </style:style>
    <style:style style:name="P504" style:parent-style-name="Standard" style:family="paragraph">
      <style:text-properties fo:font-weight="bold" style:font-weight-asian="bold" style:font-weight-complex="bold" fo:font-style="italic" style:font-style-asian="italic" style:font-style-complex="italic"/>
    </style:style>
    <style:style style:name="P505" style:parent-style-name="Standard" style:family="paragraph">
      <style:text-properties fo:font-weight="bold" style:font-weight-asian="bold" style:font-weight-complex="bold" fo:font-style="italic" style:font-style-asian="italic" style:font-style-complex="italic"/>
    </style:style>
    <style:style style:name="P506" style:parent-style-name="Standard" style:family="paragraph">
      <style:text-properties fo:font-weight="bold" style:font-weight-asian="bold" style:font-weight-complex="bold" fo:font-style="italic" style:font-style-asian="italic" style:font-style-complex="italic"/>
    </style:style>
    <style:style style:name="P507" style:parent-style-name="Standard" style:family="paragraph">
      <style:text-properties fo:font-weight="bold" style:font-weight-asian="bold" style:font-weight-complex="bold" fo:font-style="italic" style:font-style-asian="italic" style:font-style-complex="italic"/>
    </style:style>
    <style:style style:name="P508" style:parent-style-name="Standard" style:family="paragraph">
      <style:text-properties fo:font-weight="bold" style:font-weight-asian="bold" style:font-weight-complex="bold" fo:font-style="italic" style:font-style-asian="italic" style:font-style-complex="italic"/>
    </style:style>
    <style:style style:name="P509" style:parent-style-name="Standard" style:family="paragraph">
      <style:text-properties fo:font-weight="bold" style:font-weight-asian="bold" style:font-weight-complex="bold" fo:font-style="italic" style:font-style-asian="italic" style:font-style-complex="italic"/>
    </style:style>
    <style:style style:name="P510" style:parent-style-name="Standard" style:family="paragraph">
      <style:text-properties fo:font-weight="bold" style:font-weight-asian="bold" style:font-weight-complex="bold" fo:font-style="italic" style:font-style-asian="italic" style:font-style-complex="italic"/>
    </style:style>
    <style:style style:name="P511" style:parent-style-name="Standard" style:family="paragraph">
      <style:text-properties fo:font-weight="bold" style:font-weight-asian="bold" style:font-weight-complex="bold" fo:font-style="italic" style:font-style-asian="italic" style:font-style-complex="italic"/>
    </style:style>
    <style:style style:name="P512" style:parent-style-name="Standard" style:family="paragraph">
      <style:text-properties fo:font-weight="bold" style:font-weight-asian="bold" style:font-weight-complex="bold" fo:font-style="italic" style:font-style-asian="italic" style:font-style-complex="italic"/>
    </style:style>
    <style:style style:name="T513" style:parent-style-name="Policepardéfaut" style:family="text">
      <style:text-properties fo:font-weight="bold" style:font-weight-asian="bold" style:font-weight-complex="bold" fo:font-style="italic" style:font-style-asian="italic" style:font-style-complex="italic"/>
    </style:style>
  </office:automatic-styles>
  <office:body>
    <office:text text:use-soft-page-breaks="true">
      <text:p text:style-name="P1"><text:span text:style-name="T2">Script jeu de données</text:span></text:p>
      <text:p text:style-name="P3"/>
      <text:p text:style-name="Standard"><text:s/><text:span text:style-name="T4">TABLE PRODUIT</text:span></text:p>
      <text:p text:style-name="Standard"/>
      <text:p text:style-name="Standard">INSERT INTO produit (id_produit,date_de_livraison,libellé,prix,quantite_stock)</text:p>
      <text:p text:style-name="Standard">VALUES (1,’06/12/2021’,’bois lamellé-collé’,50,100)</text:p>
      <text:p text:style-name="Standard"/>
      <text:p text:style-name="Standard">INSERT INTO produit<text:s/>(id_produit,date_de_livraison,libellé,prix,quantite_stock)</text:p>
      <text:p text:style-name="Standard">VALUES (2,’08/12/2021’,’metal’,80,200)</text:p>
      <text:p text:style-name="Standard"/>
      <text:p text:style-name="Standard">INSERT INTO produit (id_produit,date_de_livraison,libellé,prix,quantite_stock)</text:p>
      <text:p text:style-name="Standard">VALUES (3,’07/12/2021’,’poutre composite’,70,300)</text:p>
      <text:p text:style-name="Standard"/>
      <text:p text:style-name="Standard">INSERT INTO produit (id_produit,date_de_livraison,libellé,prix,quantite_stock)</text:p>
      <text:p text:style-name="Standard">VALUES (4,’06/11/2021’,’béton arme’,65,220)</text:p>
      <text:p text:style-name="Standard"/>
      <text:p text:style-name="Standard">INSERT INTO produit (id_produit,date_de_livraison,libellé,prix,quantite_stock)</text:p>
      <text:p text:style-name="Standard">VALUES (5,’05/10/2021’,’bois massif hêtre’,55,170)</text:p>
      <text:p text:style-name="Standard"/>
      <text:p text:style-name="Standard">INSERT INTO produit<text:s/>(id_produit,date_de_livraison,libellé,prix,quantite_stock)</text:p>
      <text:p text:style-name="Standard">VALUES (6,’06/11/2021’,‘bois massif Frêne’,60,150)</text:p>
      <text:p text:style-name="Standard"/>
      <text:p text:style-name="Standard">INSERT INTO produit (id_produit,date_de_livraison,libellé,prix,quantite_stock)</text:p>
      <text:p text:style-name="Standard">VALUES (7,’25/08/2021’,’bois massif Chênes Brun’,50,135)</text:p>
      <text:p text:style-name="Standard"/>
      <text:p text:style-name="Standard">INSERT INTO produit (id_produit,date_de_livraison,libellé,prix,quantite_stock)</text:p>
      <text:p text:style-name="Standard">VALUES (8,’23/09/2021’,’bois massif Chênes d’Amérique’,65,120)</text:p>
      <text:p text:style-name="Standard"/>
      <text:p text:style-name="Standard">INSERT INTO produit (id_produit,date_de_livraison,libellé,prix,quantite_stock)</text:p>
      <text:p text:style-name="Standard">VALUES (9,’13/12/2021’,’bois massif Platane’,75,145)</text:p>
      <text:p text:style-name="Standard"/>
      <text:p text:style-name="Standard">INSERT INTO produit (id_produit,date_de_livraison,libellé,prix,quantite_stock)</text:p>
      <text:p text:style-name="Standard">VALUES (10,’09/11/2021’,’bois d’érable’,85,165)</text:p>
      <text:p text:style-name="Standard"/>
      <text:p text:style-name="Standard"/>
      <text:p text:style-name="P5">TABLE VILLE</text:p>
      <text:p text:style-name="P6"/>
      <text:p text:style-name="P7"/>
      <text:p text:style-name="Standard">INSERT INTO ville (code_postal,nom_ville,nom_region,nb_habitant )</text:p>
      <text:p text:style-name="Standard">VALUES (34570,’Montpellier’,’Occitanie’,<text:span text:style-name="T8">277 639</text:span><text:s/>)</text:p>
      <text:p text:style-name="Standard"/>
      <text:p text:style-name="Standard">INSERT INTO ville (code_postal,nom_ville,nom_region,nb_habitant)</text:p>
      <text:p text:style-name="Standard">VALUES (34200,’Sete’,’Occitanie’,43620)</text:p>
      <text:p text:style-name="Standard"/>
      <text:p text:style-name="Standard">INSERT INTO ville (code_postal,nom_ville,nom_region,nb_habitant)</text:p>
      <text:p text:style-name="Standard">VALUES<text:s/>(34570,’Montarnaud’,’Occitanie’,3157)</text:p>
      <text:p text:style-name="Standard"/>
      <text:p text:style-name="Standard">INSERT INTO ville (code_postal,nom_ville,nom_region,nb_habitant)</text:p>
      <text:p text:style-name="Standard">VALUES (75000,’Paris’,’île-de-France’,2161000)</text:p>
      <text:p text:style-name="Standard"/>
      <text:p text:style-name="Standard">INSERT INTO ville (code_postal,nom_ville,nom_region,nb_habitant)</text:p>
      <text:p text:style-name="Standard">VALUES (33000,’Bordeaux’,’Nouvelle-Aquitaine’,249712)</text:p>
      <text:p text:style-name="Standard"/>
      <text:p text:style-name="Standard">INSERT INTO ville (code_postal,nom_ville,nom_region,nb_habitant)</text:p>
      <text:p text:style-name="Standard">VALUES (13000,’Marseille’,’<text:span text:style-name="T9">Provence-Alpes-Côte d'Azur</text:span><text:span text:style-name="T10">’,861635)</text:span></text:p>
      <text:p text:style-name="Standard"/>
      <text:p text:style-name="Standard">INSERT INTO ville (code_postal,nom_ville,nom_region,nb_habitant)</text:p>
      <text:p text:style-name="Standard">VALUES (69000,’Lyon’,’Rhône-Âlpes’,513275)</text:p>
      <text:p text:style-name="Standard"/>
      <text:p text:style-name="Standard">INSERT INTO ville (code_postal,nom_ville,nom_region,nb_habitant)</text:p>
      <text:p text:style-name="Standard">VALUES (29200,’Brest’,’Bretagne’,139163)</text:p>
      <text:p text:style-name="Standard"/>
      <text:p text:style-name="Standard">INSERT INTO ville (code_postal,nom_ville,nom_region,nb_habitant)</text:p>
      <text:p text:style-name="Standard">VALUES (29000,’Quimper’,’Bretagne’,63508)</text:p>
      <text:p text:style-name="Standard"/>
      <text:p text:style-name="Standard">INSERT INTO ville (code_postal,nom_ville,nom_region,nb_habitant)</text:p>
      <text:p text:style-name="Standard">VALUES (06000,’Nice’,’<text:s/><text:span text:style-name="T11">Provence-Alpes-Côte d'Azur’,342522)</text:span></text:p>
      <text:p text:style-name="P12"/>
      <text:p text:style-name="P13"/>
      <text:p text:style-name="P14">TABLE CLIENT</text:p>
      <text:p text:style-name="P15"/>
      <text:p text:style-name="P16"/>
      <text:p text:style-name="P17">INSERT INTO client (tel_client,nom_client,adresse,code_postal,num_contrat,code_postal_1) VALUES (‘0643124623’,’Dumefre’,’9 Avenue de la république’,34570,1)</text:p>
      <text:p text:style-name="P18"/>
      <text:p text:style-name="Standard"><text:span text:style-name="T19">INSERT INTO client (tel_client,nom_client,adresse,code_postal,num_contrat,code_postal_1) VALUES (‘0635169421’,’Dumond’,’3 rue de tulipes’,34570,2)</text:span></text:p>
      <text:p text:style-name="P20"/>
      <text:p text:style-name="Standard"><text:span text:style-name="T21">INSERT INTO client (tel_client,nom_client,adresse,code_postal,num_contrat,code_postal_1) VALUES (‘0694623167</text:span><text:span text:style-name="T22">’,’Boisot’,’16 rue des amandiers’,75000,3)</text:span></text:p>
      <text:p text:style-name="P23"/>
      <text:p text:style-name="Standard"><text:span text:style-name="T24">INSERT INTO client (tel_client,nom_client,adresse,code_postal,num_contrat,code_postal_1) VALUES (‘0649761354’,’Berger’,’6 chemins de la colline’,34200,4,)</text:span></text:p>
      <text:p text:style-name="P25"/>
      <text:p text:style-name="Standard"><text:span text:style-name="T26">INSERT INTO client (tel_client,nom_client,adresse,code_p</text:span><text:span text:style-name="T27">ostal,num_contrat,code_postal_1) VALUES (‘0647613422’,’Chabert’,’8 avenue de la liberté’,13000,5)</text:span></text:p>
      <text:p text:style-name="P28"/>
      <text:p text:style-name="Standard"><text:span text:style-name="T29">INSERT INTO client (tel_client,nom_client,adresse,code_postal,num_contrat,code_postal_1) VALUES (‘0659487316’,’Pasquet’,’10 rue des pétunias’,06000,6)</text:span></text:p>
      <text:p text:style-name="P30"/>
      <text:p text:style-name="Standard"><text:span text:style-name="T31">INSER</text:span><text:span text:style-name="T32">T INTO client (tel_client,nom_client,adresse,code_postal,num_contrat,code_postal_1) VALUES (‘0623514973’,’Blanquet’,’1 plan du four’,33200,7)</text:span></text:p>
      <text:p text:style-name="P33"/>
      <text:p text:style-name="Standard"><text:span text:style-name="T34">INSERT INTO client (tel_client,nom_client,adresse,code_postal,num_contrat,code_postal_1) VALUES (‘0624169837’,’St</text:span><text:span text:style-name="T35">rauss’,’5 rue chantilly’,29000,8)</text:span></text:p>
      <text:p text:style-name="P36"/>
      <text:p text:style-name="Standard"><text:span text:style-name="T37">INSERT INTO client (tel_client,nom_client,adresse,code_postal,num_contrat,code_postal_1) VALUES (‘0698895742’,’Sonier’,’7 avenue des champs-élysées’,75000,9)</text:span></text:p>
      <text:p text:style-name="P38"/>
      <text:p text:style-name="Standard"><text:span text:style-name="T39">INSERT INTO client (tel_client,nom_client,adresse,code_postal,</text:span><text:span text:style-name="T40">num_contrat,code_postal_1) VALUES (‘0645754124’,’Said’,’15 rue avenue Jean Mermoz’,34570,10)</text:span></text:p>
      <text:p text:style-name="P41"/>
      <text:p text:style-name="P42"/>
      <text:p text:style-name="Standard"><text:span text:style-name="T43">TABLE OFFICE</text:span></text:p>
      <text:p text:style-name="P44"/>
      <text:p text:style-name="P45"/>
      <text:p text:style-name="Standard"><text:span text:style-name="T46">INSERT INTO office (ville,tel_office,code_postale) VALUES (‘Montpellier’,’0467264983’,34570)</text:span></text:p>
      <text:p text:style-name="P47"/>
      <text:p text:style-name="Standard"><text:span text:style-name="T48">INSERT INTO office<text:s/></text:span><text:span text:style-name="T49">(ville,tel_office,code_postale) VALUES (‘Paris’,’0467761569’,75015)</text:span></text:p>
      <text:p text:style-name="P50"/>
      <text:p text:style-name="Standard"><text:span text:style-name="T51">INSERT INTO office (ville,tel_office,code_postale) VALUES (‘Brest’,’0467578654’,29000)</text:span></text:p>
      <text:p text:style-name="P52"/>
      <text:p text:style-name="Standard"><text:span text:style-name="T53">INSERT INTO office (ville,tel_office,code_postale) VALUES (‘Marseille’,’0467684561’,13003)</text:span></text:p>
      <text:p text:style-name="P54"/>
      <text:p text:style-name="Standard"><text:span text:style-name="T55">INSERT INTO office (ville,tel_office,code_postale) VALUES (‘Nice’,’0467854875’,06001)</text:span></text:p>
      <text:p text:style-name="P56"/>
      <text:p text:style-name="Standard"><text:span text:style-name="T57">INSERT INTO office (ville,tel_office,code_postale) VALUES (‘Montarnaud’,’0467152451’,34570)</text:span></text:p>
      <text:p text:style-name="P58"/>
      <text:p text:style-name="Standard"><text:span text:style-name="T59">INSERT INTO office (ville,tel_office,code_postale) VALUES (‘Paris’,’04675956</text:span><text:span text:style-name="T60">22’,75002)</text:span></text:p>
      <text:p text:style-name="P61"/>
      <text:p text:style-name="Standard"><text:span text:style-name="T62">INSERT INTO office (ville,tel_office,code_postale) VALUES (‘Bordeaux’,’0467896539’,33005)</text:span></text:p>
      <text:p text:style-name="P63"/>
      <text:p text:style-name="Standard"><text:span text:style-name="T64">INSERT INTO office (ville,tel_office,code_postale) VALUES (‘Marseille’,’0467115454’,13005)</text:span></text:p>
      <text:p text:style-name="P65"/>
      <text:p text:style-name="Standard"><text:span text:style-name="T66">INSERT INTO office (ville,tel_office,code_postale) VALUES (‘L</text:span><text:span text:style-name="T67">yon’,’0467951753’,69001)</text:span></text:p>
      <text:p text:style-name="P68"/>
      <text:p text:style-name="P69"/>
      <text:p text:style-name="Standard"><text:span text:style-name="T70">TABLE COMPOSITION</text:span></text:p>
      <text:p text:style-name="P71"/>
      <text:p text:style-name="Standard"><text:span text:style-name="T72">INSERT INTO composition (nomDuMatériau,nomDuType) VALUES (‘lamellé-collé’,’bois’)</text:span></text:p>
      <text:p text:style-name="P73"/>
      <text:p text:style-name="Standard"><text:span text:style-name="T74">INSERT INTO composition (nomDuMatériau,nomDuType) VALUES (‘metal’,’metal’)</text:span></text:p>
      <text:p text:style-name="P75"/>
      <text:p text:style-name="Standard"><text:span text:style-name="T76">INSERT INTO composition (nomDuMatériau,nomDuType) V</text:span><text:span text:style-name="T77">ALUES (‘poutre’,’composite’)</text:span></text:p>
      <text:p text:style-name="P78"/>
      <text:p text:style-name="Standard"><text:span text:style-name="T79">INSERT INTO composition (nomDuMatériau,nomDuType) VALUES (‘beton arme’,’beton’)</text:span></text:p>
      <text:p text:style-name="P80"/>
      <text:p text:style-name="Standard"><text:span text:style-name="T81">INSERT INTO composition (nomDuMatériau,nomDuType) VALUES (‘Hêtre’,‘bois massif’)</text:span></text:p>
      <text:p text:style-name="P82"/>
      <text:p text:style-name="Standard"><text:span text:style-name="T83">INSERT INTO composition (nomDuMatériau,nomDuType) VALUES (‘Frên</text:span><text:span text:style-name="T84">e’,’bois massif’)</text:span></text:p>
      <text:p text:style-name="P85"/>
      <text:p text:style-name="Standard"><text:span text:style-name="T86">INSERT INTO composition (nomDuMatériau,nomDuType) VALUES (‘Chêne Brun’,’bois massif’)</text:span></text:p>
      <text:p text:style-name="P87"/>
      <text:p text:style-name="Standard"><text:span text:style-name="T88">INSERT INTO composition (nomDuMatériau,nomDuType) VALUES (‘Chêne d’Amérique’,’bois massif’)</text:span></text:p>
      <text:p text:style-name="P89"/>
      <text:p text:style-name="Standard"><text:span text:style-name="T90">INSERT INTO composition<text:s/></text:span><text:span text:style-name="T91">(nomDuMatériau,nomDuType) VALUES (‘Platane’,’bois massif’</text:span></text:p>
      <text:p text:style-name="P92"/>
      <text:p text:style-name="Standard"><text:span text:style-name="T93">INSERT INTO composition (nomDuMatériau,nomDuType) VALUES (‘Erable’,’bois’)</text:span></text:p>
      <text:p text:style-name="P94"/>
      <text:p text:style-name="P95"/>
      <text:p text:style-name="P96">TABLE FOURNISSEURS</text:p>
      <text:p text:style-name="P97"/>
      <text:p text:style-name="P98">INSERT INTO fournisseurs (id_fournisseurs,nom_fournisseurs,tarif,ville,code_postal)</text:p>
      <text:p text:style-name="Standard"><text:span text:style-name="T99">VALUES (10,’sud<text:s/></text:span><text:span text:style-name="T100">charpente’,100,’Paris’,75005)</text:span></text:p>
      <text:p text:style-name="P101"/>
      <text:soft-page-break/>
      <text:p text:style-name="P102">INSERT INTO fournisseurs (id_fournisseurs,nom_fournisseurs,tarif,ville,code_postal)</text:p>
      <text:p text:style-name="Standard"><text:span text:style-name="T103">VALUES (28,’bois charpente’,70,’Montpellier’,34570)</text:span></text:p>
      <text:p text:style-name="P104"/>
      <text:p text:style-name="P105">INSERT INTO fournisseurs<text:s/>(id_fournisseurs,nom_fournisseurs,tarif,ville,code_postal)</text:p>
      <text:p text:style-name="Standard"><text:span text:style-name="T106">VALUES (13,’fournisseur charpente’,85,’Bordeaux’,33002)</text:span></text:p>
      <text:p text:style-name="P107"/>
      <text:p text:style-name="P108">INSERT INTO fournisseurs (id_fournisseurs,nom_fournisseurs,tarif,ville,code_postal)</text:p>
      <text:p text:style-name="Standard"><text:span text:style-name="T109">VALUES (28,’m.a charpente’,90,’Marseille’,13005)</text:span></text:p>
      <text:p text:style-name="P110"/>
      <text:p text:style-name="P111">INSERT<text:s/>INTO fournisseurs (id_fournisseurs,nom_fournisseurs,tarif,ville,code_postal)</text:p>
      <text:p text:style-name="Standard"><text:span text:style-name="T112">VALUES (35,’les couvreurs occitans’,90,’Lyon’,69002)</text:span></text:p>
      <text:p text:style-name="P113"/>
      <text:p text:style-name="P114">INSERT INTO fournisseurs (id_fournisseurs,nom_fournisseurs,tarif,ville,code_postal)</text:p>
      <text:p text:style-name="Standard"><text:span text:style-name="T115">VALUES (06,’charpente lpi’,20,’Brest’,29</text:span><text:span text:style-name="T116">000)</text:span></text:p>
      <text:p text:style-name="P117"/>
      <text:p text:style-name="P118">INSERT INTO fournisseurs (id_fournisseurs,nom_fournisseurs,tarif,ville,code_postal)</text:p>
      <text:p text:style-name="Standard"><text:span text:style-name="T119">VALUES (28,’couvre heure’,160,’Nice’,06000)</text:span></text:p>
      <text:p text:style-name="P120"/>
      <text:p text:style-name="P121">INSERT INTO fournisseurs<text:s/>(id_fournisseurs,nom_fournisseurs,tarif,ville,code_postal)</text:p>
      <text:p text:style-name="Standard"><text:span text:style-name="T122">VALUES (58,’paris charpente’,90,’Paris’,75001)</text:span></text:p>
      <text:p text:style-name="P123"/>
      <text:p text:style-name="P124">INSERT INTO fournisseurs (id_fournisseurs,nom_fournisseurs,tarif,ville,code_postal)</text:p>
      <text:p text:style-name="Standard"><text:span text:style-name="T125">VALUES (28,’fast charpente’,100,’Marseille’,13004)</text:span></text:p>
      <text:p text:style-name="P126"/>
      <text:p text:style-name="P127">INSERT INTO fournisseurs (id_fournisseurs,nom_fournisseurs,tarif,ville,code_postal)</text:p>
      <text:p text:style-name="Standard"><text:span text:style-name="T128">VALUES (28,’carpenters’,35,’Montpellier’,34570)</text:span></text:p>
      <text:p text:style-name="P129"/>
      <text:p text:style-name="P130"/>
      <text:p text:style-name="P131">TABLE CONTRAT</text:p>
      <text:p text:style-name="P132"/>
      <text:p text:style-name="P133"/>
      <text:p text:style-name="P134">INSERT INTO contrat</text:p>
      <text:p text:style-name="Standard">(num_contrat, nom_client, code_postal_ville, date_debut, date_fin , tarification,tel_client, nom_client_1), ville, code_postal)</text:p>
      <text:p text:style-name="Standard"><text:span text:style-name="T135">VALUES (1,’Dumefre’,34570,’29/12/2021’,’05/01/2022’,700,0467264983,’Dumefre’,34570)</text:span></text:p>
      <text:p text:style-name="P136"/>
      <text:p text:style-name="P137">INSERT INTO contrat</text:p>
      <text:p text:style-name="P138">(num_contrat, nom_client, code_postal_ville, date_debut, date_fin , tarification,tel_client, nom_client_1), ville, code_postal)</text:p>
      <text:p text:style-name="Standard"><text:span text:style-name="T139">VALUES (2,’Dumefre’,34570,’02/01/2022’,’20/01/2022’,850,0635169421,’Dumefre’,34570)</text:span></text:p>
      <text:p text:style-name="P140"/>
      <text:p text:style-name="P141">INSERT INTO contrat</text:p>
      <text:p text:style-name="P142">(num_contrat, nom_client, code_postal_ville, date_debut, date_fin , tarification,tel_client, nom_client_1), ville, code_postal)</text:p>
      <text:p text:style-name="P143">VALUES (3,’Boisot’,75000,’03/01/2022’,’26/01/2022’,650,0694623167,’Boisot’,75000)</text:p>
      <text:p text:style-name="P144"/>
      <text:p text:style-name="P145">INSERT INTO contrat</text:p>
      <text:p text:style-name="P146">(num_contrat, nom_client, code_postal_ville, date_debut, date_fin , tarification,tel_client, nom_client_1), ville, code_postal)</text:p>
      <text:p text:style-name="P147">VALUES<text:s/>(4,’Chabert’,1300,’06/01/2022’,’26/01/2022’,900,0649761354,’Chabert’,13000)</text:p>
      <text:p text:style-name="P148"/>
      <text:p text:style-name="P149">INSERT INTO contrat</text:p>
      <text:soft-page-break/>
      <text:p text:style-name="P150">(num_contrat, nom_client, code_postal_ville, date_debut, date_fin , tarification,tel_client, nom_client_1), ville, code_postal)</text:p>
      <text:p text:style-name="P151">VALUES (5,’Berger’,34200,’04/01/2022’,’20/01/2022’,950,’ 0649761354,’Berger’,34200)</text:p>
      <text:p text:style-name="P152"/>
      <text:p text:style-name="P153">INSERT INTO contrat</text:p>
      <text:p text:style-name="P154">(num_contrat, nom_client, code_postal_ville, date_debut, date_fin , tarification,tel_client, nom_client_1), ville, code_postal)</text:p>
      <text:p text:style-name="P155">VALUES (6,’Berger’,06000,’10/01/2022’,’02/02/2022’,785,’0659487316’,’Pasquet’,06000)</text:p>
      <text:p text:style-name="P156"/>
      <text:p text:style-name="P157">INSERT INTO contrat</text:p>
      <text:p text:style-name="P158">(num_contrat, nom_client, code_postal_ville, date_debut, date_fin , tarification,tel_client, nom_client_1), ville, code_postal)</text:p>
      <text:p text:style-name="P159">VALUES (7,’Blanquet’,33200,’03/01/2022’,’27/01/2022’,875,’0623514973’,’Blanquet’,33200)</text:p>
      <text:p text:style-name="P160"/>
      <text:p text:style-name="P161">INSERT INTO contrat</text:p>
      <text:p text:style-name="P162">(num_contrat, nom_client, code_postal_ville, date_debut, date_fin , tarification,tel_client, nom_client_1), ville, code_postal)</text:p>
      <text:p text:style-name="P163">VALUES<text:s/>(8,’Strauss’,29000,’02/01/2022’,’19/01/2022’,850,’0624169837’,’Strauss’,29000)</text:p>
      <text:p text:style-name="P164"/>
      <text:p text:style-name="P165">INSERT INTO contrat</text:p>
      <text:p text:style-name="P166">(num_contrat, nom_client, code_postal_ville, date_debut, date_fin , tarification,tel_client, nom_client_1), ville, code_postal)</text:p>
      <text:p text:style-name="P167">VALUES (9,’Sonier’,75000,’15/01/2022’,’15/02/2022’,700,’0698895742’,’Sonier’,75000)</text:p>
      <text:p text:style-name="P168"/>
      <text:p text:style-name="P169">INSERT INTO contrat</text:p>
      <text:p text:style-name="P170">(num_contrat, nom_client, code_postal_ville, date_debut, date_fin , tarification,tel_client, nom_client_1), ville, code_postal)</text:p>
      <text:p text:style-name="P171">VALUES (10,’Said’,’34570’,’05/02/2022’,’01/03/2022’,800,’0645754124’,’Said’,34570)</text:p>
      <text:p text:style-name="P172"/>
      <text:p text:style-name="P173"/>
      <text:p text:style-name="P174">TABLE OUVRIER</text:p>
      <text:p text:style-name="P175"/>
      <text:p text:style-name="P176"/>
      <text:p text:style-name="P177">INSERT INTO ouvrier</text:p>
      <text:p text:style-name="P178">(num_social_ouvrier,tel_ouvrier,nom_ouvrier,ville,code_postal)</text:p>
      <text:p text:style-name="P179">VALUES<text:s/>(175063417249701,’0695874147’,’Broussoux’,’Montpellier’,34570)</text:p>
      <text:p text:style-name="P180"/>
      <text:p text:style-name="P181">INSERT INTO ouvrier</text:p>
      <text:p text:style-name="P182">(num_social_ouvrier,tel_ouvrier,nom_ouvrier,ville,code_postal)</text:p>
      <text:p text:style-name="P183">VALUES (169054958815780,’0659874771’,’Polnareff’,’Paris’,75000)</text:p>
      <text:p text:style-name="P184"/>
      <text:p text:style-name="P185">INSERT INTO ouvrier</text:p>
      <text:p text:style-name="P186">(num_social_ouvrier,tel_ouvrier,nom_ouvrier,ville,code_postal)</text:p>
      <text:p text:style-name="P187">VALUES (182159589541265,’0679458745’,’Blaze’,’Marseille’,13000)</text:p>
      <text:p text:style-name="P188"/>
      <text:p text:style-name="P189">INSERT INTO ouvrier</text:p>
      <text:p text:style-name="P190">(num_social_ouvrier,tel_ouvrier,nom_ouvrier,ville,code_postal)</text:p>
      <text:p text:style-name="P191">VALUES (183598455159594,’0645124814’,’Judor’,’Brest’,29000)</text:p>
      <text:p text:style-name="P192"/>
      <text:p text:style-name="P193">INSERT INTO ouvrier</text:p>
      <text:p text:style-name="P194">(num_social_ouvrier,tel_ouvrier,nom_ouvrier,ville,code_postal)</text:p>
      <text:p text:style-name="P195">VALUES (179268459895115,’0686754213,’Ramzy’,’Bordeaux’,33000)</text:p>
      <text:p text:style-name="P196"/>
      <text:p text:style-name="P197">INSERT INTO ouvrier</text:p>
      <text:p text:style-name="P198">(num_social_ouvrier,tel_ouvrier,nom_ouvrier,ville,code_postal)</text:p>
      <text:p text:style-name="P199">VALUES (176698459512684,’0662847531,’Roussel’,’Lyon’,69000)</text:p>
      <text:p text:style-name="P200"/>
      <text:p text:style-name="P201">INSERT INTO ouvrier</text:p>
      <text:p text:style-name="P202">(num_social_ouvrier,tel_ouvrier,nom_ouvrier,ville,code_postal)</text:p>
      <text:p text:style-name="P203">VALUES (179534526723242,’,0642732512,’Bertrand’,’Nice’,06000)</text:p>
      <text:p text:style-name="P204"/>
      <text:p text:style-name="P205">INSERT INTO ouvrier</text:p>
      <text:p text:style-name="P206">(num_social_ouvrier,tel_ouvrier,nom_ouvrier,ville,code_postal)</text:p>
      <text:p text:style-name="P207">VALUES (174582786526371,’,0675487531,’Dubreuil’,’Paris’,75000)</text:p>
      <text:p text:style-name="P208"/>
      <text:p text:style-name="P209">INSERT INTO ouvrier</text:p>
      <text:p text:style-name="P210">(num_social_ouvrier,tel_ouvrier,nom_ouvrier,ville,code_postal)</text:p>
      <text:p text:style-name="P211">VALUES (175165421529654,’,0634164967’,’Gontrand’,’Quimper’,63000)</text:p>
      <text:p text:style-name="P212"/>
      <text:p text:style-name="P213">INSERT INTO ouvrier</text:p>
      <text:p text:style-name="P214">(num_social_ouvrier,tel_ouvrier,nom_ouvrier,ville,code_postal)</text:p>
      <text:p text:style-name="P215">VALUES (182569854561264,’,0684736219’,’Lopez’,’Montpellier’,34570)</text:p>
      <text:p text:style-name="P216"/>
      <text:p text:style-name="P217"/>
      <text:p text:style-name="P218">TABLE PRODUCTION</text:p>
      <text:p text:style-name="P219"/>
      <text:p text:style-name="P220">INSERT INTO production<text:s/>(id_fournisseur,id_produit)</text:p>
      <text:p text:style-name="P221">VALUES (28,1)</text:p>
      <text:p text:style-name="P222"/>
      <text:p text:style-name="P223">INSERT INTO production (id_fournisseur,id_produit)</text:p>
      <text:p text:style-name="P224">VALUES (13,3)</text:p>
      <text:p text:style-name="P225"/>
      <text:p text:style-name="P226">INSERT INTO production (id_fournisseur,id_produit)</text:p>
      <text:p text:style-name="P227">VALUES (28,2)</text:p>
      <text:p text:style-name="P228"/>
      <text:p text:style-name="P229">INSERT INTO production (id_fournisseur,id_produit)</text:p>
      <text:p text:style-name="P230">VALUES (35,8)</text:p>
      <text:p text:style-name="P231"/>
      <text:p text:style-name="P232">INSERT INTO production (id_fournisseur,id_produit)</text:p>
      <text:p text:style-name="P233">VALUES (06,7)</text:p>
      <text:p text:style-name="P234"/>
      <text:p text:style-name="P235">INSERT INTO production (id_fournisseur,id_produit)</text:p>
      <text:p text:style-name="P236">VALUES (28,5)</text:p>
      <text:p text:style-name="P237"/>
      <text:p text:style-name="P238">INSERT INTO production (id_fournisseur,id_produit)</text:p>
      <text:p text:style-name="P239">VALUES (58,6)</text:p>
      <text:p text:style-name="P240"/>
      <text:p text:style-name="P241">INSERT INTO production<text:s/>(id_fournisseur,id_produit)</text:p>
      <text:p text:style-name="P242">VALUES (67,10)</text:p>
      <text:p text:style-name="P243"/>
      <text:p text:style-name="P244">INSERT INTO production (id_fournisseur,id_produit)</text:p>
      <text:p text:style-name="P245">VALUES (28,9)</text:p>
      <text:p text:style-name="P246"/>
      <text:p text:style-name="P247">INSERT INTO production (id_fournisseur,id_produit)</text:p>
      <text:soft-page-break/>
      <text:p text:style-name="P248">VALUES (28,4)</text:p>
      <text:p text:style-name="P249"/>
      <text:p text:style-name="P250"/>
      <text:p text:style-name="P251">TABLE estUtilise</text:p>
      <text:p text:style-name="P252"/>
      <text:p text:style-name="P253">INSERT INTO estUtilise (id_produit,num_contrat,quantité_utilisé)</text:p>
      <text:p text:style-name="P254">VALUES (5,1,15)</text:p>
      <text:p text:style-name="P255"/>
      <text:p text:style-name="P256">INSERT INTO estUtilise (id_produit,num_contrat,quantité_utilisé)</text:p>
      <text:p text:style-name="P257">VALUES (3,2,20)</text:p>
      <text:p text:style-name="P258"/>
      <text:p text:style-name="P259">INSERT INTO estUtilise (id_produit,num_contrat,quantité_utilisé)</text:p>
      <text:p text:style-name="P260">VALUES (8,3,25)</text:p>
      <text:p text:style-name="P261"/>
      <text:p text:style-name="P262">INSERT INTO estUtilise (id_produit,num_contrat,quantité_utilisé)</text:p>
      <text:p text:style-name="P263">VALUES (10,4,10)</text:p>
      <text:p text:style-name="P264"/>
      <text:p text:style-name="P265">INSERT INTO estUtilise (id_produit,num_contrat,quantité_utilisé)</text:p>
      <text:p text:style-name="P266">VALUES (9,5,13)</text:p>
      <text:p text:style-name="P267"/>
      <text:p text:style-name="P268">INSERT INTO estUtilise (id_produit,num_contrat,quantité_utilisé)</text:p>
      <text:p text:style-name="P269">VALUES (1,6,9)</text:p>
      <text:p text:style-name="P270"/>
      <text:p text:style-name="P271">INSERT INTO estUtilise (id_produit,num_contrat,quantité_utilisé)</text:p>
      <text:p text:style-name="P272">VALUES (7,7,7)</text:p>
      <text:p text:style-name="P273"/>
      <text:p text:style-name="P274">INSERT INTO estUtilise (id_produit,num_contrat,quantité_utilisé)</text:p>
      <text:p text:style-name="P275">VALUES (2,8,18)</text:p>
      <text:p text:style-name="P276"/>
      <text:p text:style-name="P277">INSERT INTO estUtilise (id_produit,num_contrat,quantité_utilisé)</text:p>
      <text:p text:style-name="P278">VALUES (6,9,5)</text:p>
      <text:p text:style-name="P279"/>
      <text:p text:style-name="P280">INSERT INTO estUtilise<text:s/>(id_produit,num_contrat,quantité_utilisé)</text:p>
      <text:p text:style-name="P281">VALUES (4,10,7)</text:p>
      <text:p text:style-name="P282"/>
      <text:p text:style-name="P283">TABLE prise_en_charge</text:p>
      <text:p text:style-name="P284"/>
      <text:p text:style-name="P285">INSERT INTO prise_en_charge (num_contrat,num_social_ouvrier,tarif_ouvrier)</text:p>
      <text:p text:style-name="P286">VALUES (10,175063417249701,15)</text:p>
      <text:p text:style-name="P287"/>
      <text:p text:style-name="P288">INSERT INTO prise_en_charge (num_contrat,num_social_ouvrier,tarif_ouvrier)</text:p>
      <text:p text:style-name="P289">VALUES (9,169054958815780,10)</text:p>
      <text:p text:style-name="P290"/>
      <text:p text:style-name="P291">INSERT INTO prise_en_charge (num_contrat,num_social_ouvrier,tarif_ouvrier)</text:p>
      <text:p text:style-name="P292">VALUES (8,182159589541265,12)</text:p>
      <text:p text:style-name="P293"/>
      <text:p text:style-name="P294">INSERT INTO prise_en_charge<text:s/>(num_contrat,num_social_ouvrier,tarif_ouvrier)</text:p>
      <text:p text:style-name="P295">VALUES (7,175165421529654,20)</text:p>
      <text:p text:style-name="P296"/>
      <text:p text:style-name="P297">INSERT INTO prise_en_charge (num_contrat,num_social_ouvrier,tarif_ouvrier)</text:p>
      <text:p text:style-name="P298">VALUES (6,183598455159594,15)</text:p>
      <text:p text:style-name="P299"/>
      <text:soft-page-break/>
      <text:p text:style-name="P300">INSERT INTO prise_en_charge (num_contrat,num_social_ouvrier,tarif_ouvrier)</text:p>
      <text:p text:style-name="P301">VALUES (5,176698459512684,22)</text:p>
      <text:p text:style-name="P302"/>
      <text:p text:style-name="P303">INSERT INTO prise_en_charge (num_contrat,num_social_ouvrier,tarif_ouvrier)</text:p>
      <text:p text:style-name="P304">VALUES (4,179268459895115,20)</text:p>
      <text:p text:style-name="P305"/>
      <text:p text:style-name="P306">INSERT INTO prise_en_charge (num_contrat,num_social_ouvrier,tarif_ouvrier)</text:p>
      <text:p text:style-name="P307">VALUES (3,182569854561264,22)</text:p>
      <text:p text:style-name="P308"/>
      <text:p text:style-name="P309">INSERT INTO prise_en_charge (num_contrat,num_social_ouvrier,tarif_ouvrier)</text:p>
      <text:p text:style-name="P310">VALUES (2,182569854561264,22)</text:p>
      <text:p text:style-name="P311"/>
      <text:p text:style-name="P312">INSERT INTO prise_en_charge (num_contrat,num_social_ouvrier,tarif_ouvrier)</text:p>
      <text:p text:style-name="P313">VALUES (1,179268459895115,17)</text:p>
      <text:p text:style-name="P314"/>
      <text:p text:style-name="P315"/>
      <text:p text:style-name="P316">TABLE va_a</text:p>
      <text:p text:style-name="P317"/>
      <text:p text:style-name="P318"/>
      <text:p text:style-name="P319">INSERT INTO va_a (tel_client,nom_client,ville)</text:p>
      <text:p text:style-name="P320">VALUES (‘0643124623’,’Dumefre’,’Montpellier’)</text:p>
      <text:p text:style-name="P321"/>
      <text:p text:style-name="P322">INSERT INTO va_a (tel_client,nom_client,ville)</text:p>
      <text:p text:style-name="P323">VALUES (‘0635169421’,’Dumond’,’Montpellier’)</text:p>
      <text:p text:style-name="P324"/>
      <text:p text:style-name="P325">INSERT INTO va_a (tel_client,nom_client,ville)</text:p>
      <text:p text:style-name="P326">VALUES<text:s/>(‘0649761354’,’Berger’,’Sete’)</text:p>
      <text:p text:style-name="P327"/>
      <text:p text:style-name="P328">INSERT INTO va_a (tel_client,nom_client,ville)</text:p>
      <text:p text:style-name="P329">VALUES (‘0694623167’,’Boisot’,’Paris’)</text:p>
      <text:p text:style-name="P330"/>
      <text:p text:style-name="P331">INSERT INTO va_a (tel_client,nom_client,ville)</text:p>
      <text:p text:style-name="P332">VALUES (‘0647613422’,’Chabert’,’Marseille’)</text:p>
      <text:p text:style-name="P333"/>
      <text:p text:style-name="P334">INSERT INTO va_a (tel_client,nom_client,ville)</text:p>
      <text:p text:style-name="P335">VALUES (‘0659487316’,’Pasquet’,’Nice’)</text:p>
      <text:p text:style-name="P336"/>
      <text:p text:style-name="P337">INSERT INTO va_a (tel_client,nom_client,ville)</text:p>
      <text:p text:style-name="P338">VALUES (‘0623514973’,’Blanquet’,’Bordeaux’)</text:p>
      <text:p text:style-name="P339"/>
      <text:p text:style-name="P340">INSERT INTO va_a (tel_client,nom_client,ville)</text:p>
      <text:p text:style-name="P341">VALUES<text:s/>(‘0645754124’,’Said’,’Montpellier’)</text:p>
      <text:p text:style-name="P342"/>
      <text:p text:style-name="P343">INSERT INTO va_a (tel_client,nom_client,ville)</text:p>
      <text:p text:style-name="P344">VALUES (‘0698895742’,’Sonier’,’Paris’)</text:p>
      <text:p text:style-name="P345"/>
      <text:p text:style-name="P346">INSERT INTO va_a (tel_client,nom_client,ville)</text:p>
      <text:p text:style-name="P347">VALUES (‘0624169837’,’Strauss’,’Brest’)</text:p>
      <text:p text:style-name="P348"/>
      <text:p text:style-name="P349">TABLE utilise</text:p>
      <text:p text:style-name="P350"/>
      <text:p text:style-name="P351">INSERT INTO utilise<text:s/>(id_produit,nomDuMatériau)</text:p>
      <text:soft-page-break/>
      <text:p text:style-name="P352">VALUES (2,’metal’)</text:p>
      <text:p text:style-name="P353"/>
      <text:p text:style-name="P354">INSERT INTO utilise (id_produit,nomDuMatériau)</text:p>
      <text:p text:style-name="P355">VALUES (3,’poutre’)</text:p>
      <text:p text:style-name="P356"/>
      <text:p text:style-name="P357">INSERT INTO utilise (id_produit,nomDuMatériau)</text:p>
      <text:p text:style-name="P358">VALUES (3,’poutre’)</text:p>
      <text:p text:style-name="P359"/>
      <text:p text:style-name="P360">INSERT INTO utilise (id_produit,nomDuMatériau)</text:p>
      <text:p text:style-name="P361">VALUES (5,’Hêtre’)</text:p>
      <text:p text:style-name="P362"/>
      <text:p text:style-name="P363">INSERT<text:s/>INTO utilise (id_produit,nomDuMatériau)</text:p>
      <text:p text:style-name="P364">VALUES (10,’Erable’)</text:p>
      <text:p text:style-name="P365"/>
      <text:p text:style-name="P366">INSERT INTO utilise (id_produit,nomDuMatériau)</text:p>
      <text:p text:style-name="P367">VALUES (10,’Erable’)</text:p>
      <text:p text:style-name="P368"/>
      <text:p text:style-name="P369">INSERT INTO utilise (id_produit,nomDuMatériau)</text:p>
      <text:p text:style-name="P370">VALUES (1,’lamellé-collé)</text:p>
      <text:p text:style-name="P371"/>
      <text:p text:style-name="P372">INSERT INTO utilise (id_produit,nomDuMatériau)</text:p>
      <text:p text:style-name="P373">VALUES (3,’poutre’)</text:p>
      <text:p text:style-name="P374"/>
      <text:p text:style-name="P375">INSERT INTO utilise (id_produit,nomDuMatériau)</text:p>
      <text:p text:style-name="P376">VALUES (8,’Chêne d’Amérique’)</text:p>
      <text:p text:style-name="P377"/>
      <text:p text:style-name="P378">INSERT INTO utilise (id_produit,nomDuMatériau)</text:p>
      <text:p text:style-name="P379">VALUES (9,’Platane’)</text:p>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soft-page-break/>
      <text:p text:style-name="P404">REQUÊTES</text:p>
      <text:p text:style-name="P405"/>
      <text:p text:style-name="P406"/>
      <text:p text:style-name="P407">- 2 requêtes imbriquées :</text:p>
      <text:p text:style-name="P408"/>
      <text:p text:style-name="P409">Sélectionne le numéro du<text:s/>contrat dans contrat dans lequel le code postal dans ouvrier correspond au nom de l’ouvrier ramzy et sélectionne le numéro du contrat dans contrat dans lequel le code postal dans ouvrier correspond au nom de l’ouvrier judor.</text:p>
      <text:p text:style-name="P410"/>
      <text:p text:style-name="P411">SELECT num_contrat FROM contrat WHERE code_postal IN ( SELECT code_postal FROM ouvrier WHERE nom_ouvrier = ‘ramzy’)</text:p>
      <text:p text:style-name="P412">AND</text:p>
      <text:p text:style-name="P413">SELECT num_contrat FROM contrat WHERE code_postal IN ( SELECT code_postal FROM ouvrier WHERE nom_ouvrier = ‘judor’)</text:p>
      <text:p text:style-name="P414"/>
      <text:p text:style-name="P415">Affiche les contrats effectués par ramzy ou judor.</text:p>
      <text:p text:style-name="P416"/>
      <text:p text:style-name="P417">Sélectionne le nom du type depuis composition ou le nom du matériau dans utilise correspond aux produits d’identifiants 3 et 5</text:p>
      <text:p text:style-name="P418"/>
      <text:p text:style-name="P419">SELECT nom_du_type FROM composition WHERE nomDuMatériau IN ( SELECT nomDuMatériau FROM utilise WHERE id_produit = 3 )</text:p>
      <text:p text:style-name="P420">AND</text:p>
      <text:p text:style-name="P421"/>
      <text:p text:style-name="P422"/>
      <text:p text:style-name="P423">SELECT nom_du_type FROM composition WHERE nomDuMatériau IN ( SELECT nomDuMatériau FROM utilise WHERE id_produit = 5 )</text:p>
      <text:p text:style-name="P424"/>
      <text:p text:style-name="P425">Afficher le type des matériaux dont les identifiants sont 3 et 5.</text:p>
      <text:p text:style-name="P426"/>
      <text:p text:style-name="P427">- Requête avec 2 requêtes imbriquées :</text:p>
      <text:p text:style-name="P428"/>
      <text:p text:style-name="P429">Sélectionne le numéro du contrat depuis contrat ou le numéro du contrat dans estUtilise correspond à ceux dont la quantité utilisée est supérieure à 15 et ou le numéro de contrat dans prise_en_charge correspond à ceux dont le tarif ouvrier est supérieur à 510.</text:p>
      <text:p text:style-name="P430"/>
      <text:p text:style-name="Standard"><text:span text:style-name="T431">SELECT <text:s/>num_contrat FROM<text:s/></text:span><text:span text:style-name="T432">contrat WHERE num_contrat IN ( SELECT num_contrat FROM estUtilise WHERE quantité_utilisée &gt;15 ) AND num_contrat IN (SELECT num_contrat FROM prise_en_charge WHERE tarif_ouvrier &gt; 510 )</text:span></text:p>
      <text:p text:style-name="P433"/>
      <text:p text:style-name="P434">Afficher les numéros de contrats dont la quantité de produit utilisé est supérieure à 15 et dont le tarif ouvrier est supérieur à 510.</text:p>
      <text:p text:style-name="P435"/>
      <text:p text:style-name="Standard"><text:span text:style-name="T436">- 2 requêtes avec un tri (ORDER BY ... (DESC)) :</text:span></text:p>
      <text:p text:style-name="P437"/>
      <text:p text:style-name="Standard"><text:span text:style-name="T438">Sélectionne les identifiants des produits et les noms des types depuis la table utilise jointe à la table produit liées par la clé<text:s/></text:span><text:span text:style-name="T439">étrangère id_produit elle-même jointe à la table composition par la clé étrangère<text:s/></text:span><text:span text:style-name="T440">nomDuMatériau ordonné selon l’identifiant des produits.</text:span></text:p>
      <text:p text:style-name="P441"/>
      <text:p text:style-name="P442">SELECT u.id_produit,nomDuType FROM utilise u JOIN produit p ON u.id_produit=p.id_produit JOIN composition c ON p.nomDuMatériau=c.nomDuMatériau ORDER BY id_produit</text:p>
      <text:p text:style-name="P443"/>
      <text:p text:style-name="Standard"><text:span text:style-name="T444">Afficher les identifiants des produits et le nom du type des produits triés par l’identifiant des produits.</text:span></text:p>
      <text:p text:style-name="Standard"/>
      <text:p text:style-name="Standard"><text:span text:style-name="T445">Sélectionne les identifiants des produits et les quantités en stock depuis la table utilise jointe à</text:span><text:span text:style-name="T446"><text:s/>la table produit liées par la clé étrangère id_produit elle-même jointe à la table composition par la clé étrangère nomDuMatériau ordonnés selon la quantité en stock en décroissants.</text:span></text:p>
      <text:p text:style-name="P447"/>
      <text:p text:style-name="Standard"><text:span text:style-name="T448">SELECT u.libellé,</text:span>quantite_stock<text:span text:style-name="T449"><text:s/>FROM utilise u JOIN produit p ON u.id_p</text:span><text:span text:style-name="T450">roduit=p.id_produit JOIN composition c ON p.nomDuMatériau=c.nomDuMatériau ORDER BY quantite_stock DESC</text:span></text:p>
      <text:p text:style-name="Standard"/>
      <text:p text:style-name="Standard"><text:span text:style-name="T451">Afficher les libellés des produits et les quantités en stock des produits triés par la quantité en stock</text:span><text:span text:style-name="T452"><text:s/>de façon décroissante.</text:span></text:p>
      <text:p text:style-name="Standard"/>
      <text:p text:style-name="P453">- 3 requêtes utilisant<text:s/>une fonction (un comptage, un min/max, une moyenne) :</text:p>
      <text:p text:style-name="P454"/>
      <text:p text:style-name="P455">Sélectionne le nom de ville et le nom des clients depuis la table ville jointe à la table client liées par la clé étrangère code_postal dans lesquelles le nombre d’habitants correspond au plus petit nombre d’habitants parmi toutes les villes enregistrées.</text:p>
      <text:p text:style-name="P456"/>
      <text:p text:style-name="Standard">SELECT client.nom_ville,nom_client FROM ville v JOIN client c ON v.code_postal=c.code_postal WHERE nb_habitant = (SELECT MIN(nb_habitant) FROM ville) <text:s/></text:p>
      <text:p text:style-name="Standard"/>
      <text:p text:style-name="Standard"><text:span text:style-name="T457">Afficher les clients appartenant à la ville av</text:span><text:span text:style-name="T458">ec le plus petit nombre d’habitants.</text:span></text:p>
      <text:p text:style-name="P459"/>
      <text:p text:style-name="P460">Sélectionne la moyenne des tarifs fournisseurs, des tarifs ouvriers et des prix des produits.</text:p>
      <text:p text:style-name="P461"/>
      <text:p text:style-name="P462">SELECT AVG(tarif) FROM fournisseur</text:p>
      <text:p text:style-name="P463">AND</text:p>
      <text:p text:style-name="Standard"><text:span text:style-name="T464">SELECT AVG(</text:span><text:span text:style-name="T465">tarif_ouvrier) FROM ouvrier</text:span></text:p>
      <text:p text:style-name="P466">AND</text:p>
      <text:p text:style-name="Standard">SELECT AVG(prix) FROM produit</text:p>
      <text:p text:style-name="Standard"/>
      <text:p text:style-name="P467">Afficher le tarif moyen des fournisseurs, le tarif moyen ouvrier et le coût moyen des produits.</text:p>
      <text:p text:style-name="P468"/>
      <text:p text:style-name="P469">Compte le nombre d’office depuis office dont les villes sont Paris, Marseille et Montpellier.</text:p>
      <text:p text:style-name="P470"/>
      <text:p text:style-name="P471">SELECT COUNT(*) FROM office WHERE ville =’Paris’</text:p>
      <text:p text:style-name="P472">AND</text:p>
      <text:p text:style-name="P473">SELECT COUNT(*) FROM office WHERE ville =’Marseille’</text:p>
      <text:p text:style-name="P474">AND</text:p>
      <text:p text:style-name="P475">SELECT COUNT(*) FROM office WHERE ville =’Montpellier’</text:p>
      <text:p text:style-name="P476"/>
      <text:p text:style-name="P477">Afficher le nombre d’offices à Paris, à Marseille et à Montpellier.</text:p>
      <text:p text:style-name="P478"/>
      <text:p text:style-name="Standard"><text:span text:style-name="T479">- 3 requêtes de partitionnement (GROUP BY) :</text:span></text:p>
      <text:p text:style-name="P480"/>
      <text:p text:style-name="P481">Sélectionne le libellé depuis produit ou l’identifiant est inférieur ou égal à 2, égal à 5 ou supérieur à 8 regroupés par leurs dates de livraison.</text:p>
      <text:p text:style-name="P482"/>
      <text:p text:style-name="Standard"><text:span text:style-name="T483">SELECT libellé FROM produit WHERE id_produit &lt;= 2</text:span></text:p>
      <text:p text:style-name="P484">AND</text:p>
      <text:soft-page-break/>
      <text:p text:style-name="Standard"><text:span text:style-name="T485">SELECT libellé FROM produit WHERE id_produit = 5</text:span></text:p>
      <text:p text:style-name="P486">AND</text:p>
      <text:p text:style-name="Standard"><text:span text:style-name="T487">SELECT libellé FROM produit WHERE id_pr</text:span><text:span text:style-name="T488">oduit &gt; 8 GROUP BY<text:s/></text:span><text:span text:style-name="T489">date_de_livraison</text:span></text:p>
      <text:p text:style-name="P490"/>
      <text:p text:style-name="P491">Afficher les produits dont les identifiants sont inférieurs ou égaux à 2, égaux à 5 ou supérieur 8 groupés par leurs dates de livraison.</text:p>
      <text:p text:style-name="Standard"/>
      <text:p text:style-name="P492">Sélectionne le nom des clients et le tarif ouvrier depuis contrat jointe à client sur la clé étrangère code_postal jointe à prise_en_charge sur la clé étrangère num_contrat regroupés selon les tarifs ouvriers.</text:p>
      <text:p text:style-name="P493"/>
      <text:p text:style-name="Standard">SELECT client.nom_client,tarif_ouvrier FROM contrat co JOIN client cl ON<text:s/>co.code_postal=cl.code_postal JOIN prise_en_charge p ON cl.num_contrat=p.num_contrat GROUP BY tarif_ouvrier</text:p>
      <text:p text:style-name="Standard"/>
      <text:p text:style-name="P494">Afficher les noms des clients et le tarifs ouvrier de leurs contrats groupés par ces mêmes tarifs.</text:p>
      <text:p text:style-name="Standard"/>
      <text:p text:style-name="P495">Sélectionne les numéros de contrats<text:s/>depuis contrat groupés par le nom des clients.</text:p>
      <text:p text:style-name="P496"/>
      <text:p text:style-name="P497">SELECT num_contrat <text:s/>FROM contrat GROUP BY nom_client</text:p>
      <text:p text:style-name="P498"/>
      <text:p text:style-name="P499">Afficher les identifiants des contrats groupés par noms.</text:p>
      <text:p text:style-name="Standard"/>
      <text:p text:style-name="Standard"><text:span text:style-name="T500">- 3 requêtes d’opérateurs ensemblistes différents (différence, intersection, union)<text:s/></text:span><text:span text:style-name="T501">:</text:span></text:p>
      <text:p text:style-name="P502"/>
      <text:p text:style-name="P503">Soustrait<text:s/>le nom des clients présents dans contrat à l’ensemble des clients de la table client.</text:p>
      <text:p text:style-name="P504"/>
      <text:p text:style-name="Standard">SELECT nom_client FROM client MINUS SELECT nom_client FROM contrat</text:p>
      <text:p text:style-name="Standard"/>
      <text:p text:style-name="P505">Afficher le nom des clients n’ayant aucun contrat.</text:p>
      <text:p text:style-name="P506"/>
      <text:p text:style-name="P507">Sélectionne le nom des fournisseurs depuis fournisseur ou l’identifiant depuis production correspond à ceux ou les produits n°1 et n°2 apparaissent.</text:p>
      <text:p text:style-name="P508"/>
      <text:p text:style-name="Standard">SELECT nom_fournisseur FROM fournisseur WHERE id_fournisseur IN (SELECT id_fournisseur FROM production WHERE id_produit = 1)</text:p>
      <text:p text:style-name="Standard">INTERSECT</text:p>
      <text:p text:style-name="Standard">SELECT nom_fournisseur FROM fournisseur WHERE id_fournisseur IN (SELECT id_fournisseur FROM production WHERE id_produit = 2)</text:p>
      <text:p text:style-name="Standard"/>
      <text:p text:style-name="P509">Afficher le nom des fournisseurs qui produisent les produits n°1 et n°2.</text:p>
      <text:p text:style-name="P510"/>
      <text:p text:style-name="P511">Sélectionne le nom des fournisseurs depuis fournisseur ou l’identifiant depuis production correspond à ceux ou les produits n°3 et n°5 apparaissent.</text:p>
      <text:p text:style-name="P512"/>
      <text:p text:style-name="Standard">SELECT nom_fournisseur FROM fournisseur WHERE id_fournisseur IN (SELECT id_fournisseur FROM production WHERE id_produit = 3)</text:p>
      <text:p text:style-name="Standard">INTERSECT</text:p>
      <text:p text:style-name="Standard">SELECT nom_fournisseur FROM fournisseur WHERE<text:s/>id_fournisseur IN (SELECT id_fournisseur FROM production WHERE id_produit = 5)</text:p>
      <text:p text:style-name="Standard"/>
      <text:p text:style-name="Standard"><text:span text:style-name="T513">Afficher le nom des fournisseurs qui produisent les produits n°3 ou n°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main Millan</dc:creator>
    <meta:creation-date>2022-01-02T14:32:00Z</meta:creation-date>
    <dc:date>2022-01-07T13:47:00Z</dc:date>
    <meta:template xlink:href="Normal.dotm" xlink:type="simple"/>
    <meta:editing-cycles>5</meta:editing-cycles>
    <meta:editing-duration>PT480S</meta:editing-duration>
    <meta:document-statistic meta:page-count="12" meta:paragraph-count="43" meta:word-count="3354" meta:character-count="21758" meta:row-count="153" meta:non-whitespace-character-count="18447"/>
  </office:meta>
</office:document-meta>
</file>